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c889f" officeooo:paragraph-rsid="001c889f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bold" officeooo:rsid="001d9c77" officeooo:paragraph-rsid="001d9c77" style:font-weight-asian="bold" style:font-weight-complex="bold"/>
    </style:style>
    <style:style style:name="P9" style:family="paragraph" style:parent-style-name="Standard">
      <style:text-properties officeooo:rsid="00156edf" officeooo:paragraph-rsid="00156edf"/>
    </style:style>
    <style:style style:name="P10" style:family="paragraph" style:parent-style-name="Standard">
      <style:text-properties fo:font-weight="normal" officeooo:rsid="001d9c77" officeooo:paragraph-rsid="001d9c77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4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Serif1" fo:font-size="14pt" fo:font-weight="bold" officeooo:rsid="001388d8" officeooo:paragraph-rsid="00217ae7" style:font-size-asian="14pt" style:font-weight-asian="bold" style:font-size-complex="14pt" style:font-weight-complex="bold"/>
    </style:style>
    <style:style style:name="P17" style:family="paragraph" style:parent-style-name="Heading_20_1">
      <style:text-properties fo:color="#000000" fo:font-size="14pt" officeooo:rsid="001d9c77" officeooo:paragraph-rsid="001134a5" style:font-size-asian="14pt" style:font-size-complex="14pt"/>
    </style:style>
    <style:style style:name="P18" style:family="paragraph" style:parent-style-name="Heading_20_1">
      <style:text-properties fo:color="#000000" fo:font-size="14pt" officeooo:rsid="0011be00" officeooo:paragraph-rsid="0011be00" style:font-size-asian="14pt" style:font-size-complex="14pt"/>
    </style:style>
    <style:style style:name="P19" style:family="paragraph" style:parent-style-name="Heading_20_1">
      <style:paragraph-properties fo:break-before="page"/>
      <style:text-properties fo:color="#000000" fo:font-size="14pt" fo:font-weight="bold" officeooo:rsid="000fc6a8" officeooo:paragraph-rsid="000fc6a8" style:font-size-asian="14pt" style:font-weight-asian="bold" style:font-size-complex="14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 style:list-style-name="L1">
      <style:text-properties fo:font-weight="bold" officeooo:rsid="001d9c77" officeooo:paragraph-rsid="001d9c77" style:font-weight-asian="bold" style:font-weight-complex="bold"/>
    </style:style>
    <style:style style:name="P22" style:family="paragraph" style:parent-style-name="Standard" style:list-style-name="L2">
      <style:text-properties fo:font-weight="normal" officeooo:rsid="00217ae7" officeooo:paragraph-rsid="00217ae7" style:font-weight-asian="normal" style:font-weight-complex="normal"/>
    </style:style>
    <style:style style:name="P23" style:family="paragraph" style:parent-style-name="Standard">
      <style:text-properties fo:color="#000000" style:font-name="Liberation Serif1" fo:font-size="14pt" fo:font-weight="normal" officeooo:rsid="00251953" officeooo:paragraph-rsid="00251953" fo:background-color="#ffffff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style:font-name="Liberation Serif1" fo:font-size="14pt" style:text-underline-style="solid" style:text-underline-width="auto" style:text-underline-color="font-color" fo:font-weight="normal" officeooo:rsid="00251953" officeooo:paragraph-rsid="00251953" fo:background-color="#ffffff" style:font-size-asian="14pt" style:font-weight-asian="normal" style:font-size-complex="14pt" style:font-weight-complex="normal"/>
    </style:style>
    <style:style style:name="P25" style:family="paragraph" style:parent-style-name="Heading_20_1">
      <style:text-properties fo:color="#000000" fo:font-size="14pt" officeooo:rsid="00156edf" officeooo:paragraph-rsid="00156edf" style:font-size-asian="14pt" style:font-size-complex="14pt"/>
    </style:style>
    <style:style style:name="P26" style:family="paragraph" style:parent-style-name="Heading_20_1">
      <style:text-properties fo:color="#000000" style:font-name="Liberation Serif1" fo:font-size="14pt" fo:font-weight="normal" officeooo:rsid="001388d8" officeooo:paragraph-rsid="00251953" style:font-size-asian="12.25pt" style:font-weight-asian="normal" style:font-size-complex="14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Serif1" fo:font-size="14pt" fo:font-weight="bold" officeooo:rsid="00262b41" officeooo:paragraph-rsid="00262b41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1c889f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officeooo:rsid="00217ae7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f108a" style:font-weight-asian="normal" style:font-weight-complex="normal"/>
    </style:style>
    <style:style style:name="T11" style:family="text">
      <style:text-properties fo:font-weight="normal" officeooo:rsid="002267e1" style:font-weight-asian="normal" style:font-weight-complex="normal"/>
    </style:style>
    <style:style style:name="T12" style:family="text">
      <style:text-properties officeooo:rsid="001f108a"/>
    </style:style>
    <style:style style:name="T13" style:family="text">
      <style:text-properties officeooo:rsid="001f9422"/>
    </style:style>
    <style:style style:name="T14" style:family="text">
      <style:text-properties officeooo:rsid="00251953"/>
    </style:style>
    <style:style style:name="T15" style:family="text">
      <style:text-properties officeooo:rsid="00262b41"/>
    </style:style>
    <style:style style:name="T16" style:family="text">
      <style:text-properties officeooo:rsid="0027934a"/>
    </style:style>
    <style:style style:name="T17" style:family="text">
      <style:text-properties officeooo:rsid="00281c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осковский Авиационный Институт</text:p>
      <text:p text:style-name="P6">(Национальный Исследовательский Университет)</text:p>
      <text:p text:style-name="P6">Факультет информационных технологий и прикладной математики</text:p>
      <text:p text:style-name="P6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4">1</text:span><text:span text:style-name="T1"> по курсу</text:span><text:span text:style-name="T3"> </text:span></text:p>
      <text:p text:style-name="P7">«Операционные системы»</text:p>
      <text:p text:style-name="P4"/>
      <text:p text:style-name="P5">Диагностика программного обеспечения</text:p>
      <text:p text:style-name="P2"/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3"><text:span text:style-name="T5">Студент: </text:span><text:span text:style-name="T8">Косогоров Владислав Валерьевич</text:span></text:p>
      <text:p text:style-name="P15"><text:span text:style-name="T5">Группа: М80 – 20</text:span><text:span text:style-name="T6">6</text:span><text:span text:style-name="T5">Б-18</text:span></text:p>
      <text:p text:style-name="P15"><text:span text:style-name="T5">Вариант: </text:span><text:span text:style-name="T6">1</text:span></text:p>
      <text:p text:style-name="P11">Преподаватель: Соколов Андрей <text:s/>Алексеевич</text:p>
      <text:p text:style-name="P11">Оценка: ___________</text:p>
      <text:p text:style-name="P11">Дата: ___________</text:p>
      <text:p text:style-name="P13"><text:span text:style-name="T7">Подпись</text:span><text:span text:style-name="T5">: ___________</text:span></text:p>
      <text:p text:style-name="P12"/>
      <text:p text:style-name="P12"/>
      <text:p text:style-name="P12">Москва, 2019</text:p>
      <text:h text:style-name="P19" text:outline-level="1">Постановка задачи</text:h>
      <text:p text:style-name="P10">Цель работы — приобретение практических навыков диагностики работы программного обеспечения.</text:p>
      <text:h text:style-name="P17" text:outline-level="1">Strace</text:h>
      <text:p text:style-name="P8">Strace <text:span text:style-name="T9">показывает все системные вызовы программы, которые она отправляет к системе во время выполнения, а также их параметры и результат выполнения. </text:span></text:p>
      <text:h text:style-name="P18" text:outline-level="1">Общий метод и <text:s/>алгоритм решения</text:h>
      <text:list xml:id="list42858705" text:style-name="L2">
        <text:list-header>
          <text:p text:style-name="P22">Проведём диагностику лабораторн<text:span text:style-name="T14">ых</text:span> работ.</text:p>
        </text:list-header>
      </text:list>
      <text:h text:style-name="P26" text:outline-level="1"/>
      <text:p text:style-name="P16">Демонстрация работы программы</text:p>
      <text:p text:style-name="P27">ЛР 2</text:p>
      <text:p text:style-name="P23">execve("./a.out", ["./a.out", "echo", "test"], 0x7ffcdf3fdb10 /* 74 vars */) = 0</text:p>
      <text:p text:style-name="P23">brk(NULL) <text:s text:c="30"/>= 0x558411260000</text:p>
      <text:p text:style-name="P23">access("/etc/ld.so.nohwcap", F_OK) <text:s text:c="5"/>= -1 ENOENT (No such file or directory)</text:p>
      <text:p text:style-name="P23">access("/etc/ld.so.preload", R_OK) <text:s text:c="5"/>= -1 ENOENT (No such file or directory)</text:p>
      <text:p text:style-name="P23">openat(AT_FDCWD, "/etc/ld.so.cache", O_RDONLY|O_CLOEXEC) = 3</text:p>
      <text:p text:style-name="P23">fstat(3, {st_mode=S_IFREG|0644, st_size=129774, ...}) = 0</text:p>
      <text:p text:style-name="P23">mmap(NULL, 129774, PROT_READ, MAP_PRIVATE, 3, 0) = 0x7f8aac37f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lib/x86_64-linux-gnu/libc.so.6", O_RDONLY|O_CLOEXEC) = 3</text:p>
      <text:p text:style-name="P23">read(3, "\177ELF\2\1\1\3\0\0\0\0\0\0\0\0\3\0&gt;\0\1\0\0\0\260\34\2\0\0\0\0\0"..., 832) = 832</text:p>
      <text:p text:style-name="P23">fstat(3, {st_mode=S_IFREG|0755, st_size=2030544, ...}) = 0</text:p>
      <text:p text:style-name="P23">mmap(NULL, 8192, PROT_READ|PROT_WRITE, MAP_PRIVATE|MAP_ANONYMOUS, -1, 0) = 0x7f8aac37d000</text:p>
      <text:p text:style-name="P23">mmap(NULL, 4131552, PROT_READ|PROT_EXEC, MAP_PRIVATE|MAP_DENYWRITE, 3, 0) = 0x7f8aabd87000</text:p>
      <text:p text:style-name="P23">mprotect(0x7f8aabf6e000, 2097152, PROT_NONE) = 0</text:p>
      <text:p text:style-name="P23"><text:soft-page-break/>mmap(0x7f8aac16e000, 24576, PROT_READ|PROT_WRITE, MAP_PRIVATE|MAP_FIXED|MAP_DENYWRITE, 3, 0x1e7000) = 0x7f8aac16e000</text:p>
      <text:p text:style-name="P23">mmap(0x7f8aac174000, 15072, PROT_READ|PROT_WRITE, MAP_PRIVATE|MAP_FIXED|MAP_ANONYMOUS, -1, 0) = 0x7f8aac174000</text:p>
      <text:p text:style-name="P23">close(3) <text:s text:c="31"/>= 0</text:p>
      <text:p text:style-name="P23">arch_prctl(ARCH_SET_FS, 0x7f8aac37e4c0) = 0</text:p>
      <text:p text:style-name="P23">mprotect(0x7f8aac16e000, 16384, PROT_READ) = 0</text:p>
      <text:p text:style-name="P23">mprotect(0x558410541000, 4096, PROT_READ) = 0</text:p>
      <text:p text:style-name="P23">mprotect(0x7f8aac39f000, 4096, PROT_READ) = 0</text:p>
      <text:p text:style-name="P23">munmap(0x7f8aac37f000, 129774) <text:s text:c="9"/>= 0</text:p>
      <text:p text:style-name="P23">pipe([3, 4]) <text:s text:c="27"/>= 0</text:p>
      <text:p text:style-name="P23">clone(child_stack=NULL, flags=CLONE_CHILD_CLEARTID|CLONE_CHILD_SETTID|SIGCHLD, child_tidptr=0x7f8aac37e790) = 11250</text:p>
      <text:p text:style-name="P23">wait4(11250, [{WIFEXITED(s) &amp;&amp; WEXITSTATUS(s) == 0}], 0, NULL) = 11250</text:p>
      <text:p text:style-name="P23">--- SIGCHLD {si_signo=SIGCHLD, si_code=CLD_EXITED, si_pid=11250, si_uid=1000, si_status=0, si_utime=0, si_stime=0} ---</text:p>
      <text:p text:style-name="P23">close(4) <text:s text:c="31"/>= 0</text:p>
      <text:p text:style-name="P23">read(3, "t", 1) <text:s text:c="24"/>= 1</text:p>
      <text:p text:style-name="P23">write(1, "T", 1T) <text:s text:c="23"/>= 1</text:p>
      <text:p text:style-name="P23">read(3, "e", 1) <text:s text:c="24"/>= 1</text:p>
      <text:p text:style-name="P23">write(1, "E", 1E) <text:s text:c="23"/>= 1</text:p>
      <text:p text:style-name="P23">read(3, "s", 1) <text:s text:c="24"/>= 1</text:p>
      <text:p text:style-name="P23">write(1, "S", 1S) <text:s text:c="23"/>= 1</text:p>
      <text:p text:style-name="P23">read(3, "t", 1) <text:s text:c="24"/>= 1</text:p>
      <text:p text:style-name="P23">write(1, "T", 1T) <text:s text:c="23"/>= 1</text:p>
      <text:p text:style-name="P23">read(3, "\n", 1) <text:s text:c="23"/>= 1</text:p>
      <text:p text:style-name="P23">write(1, "\n", 1</text:p>
      <text:p text:style-name="P23">) <text:s text:c="22"/>= 1</text:p>
      <text:p text:style-name="P23">read(3, "", 1) <text:s text:c="25"/>= 0</text:p>
      <text:p text:style-name="P23"><text:soft-page-break/>exit_group(0) <text:s text:c="26"/>= ?</text:p>
      <text:p text:style-name="P23">+++ exited with 0 +++</text:p>
      <text:p text:style-name="P23"/>
      <text:p text:style-name="P23"><text:tab/><text:tab/><text:tab/><text:tab/><text:tab/><text:tab/><text:span text:style-name="T15">ЛР 3</text:span></text:p>
      <text:p text:style-name="P23">execve("./a.out", ["./a.out", "4"], 0x7ffd253cb9a8 /* 74 vars */) = 0</text:p>
      <text:p text:style-name="P23">brk(NULL) <text:s text:c="30"/>= 0x55d1020b5000</text:p>
      <text:p text:style-name="P23">access("/etc/ld.so.nohwcap", F_OK) <text:s text:c="5"/>= -1 ENOENT (No such file or directory)</text:p>
      <text:p text:style-name="P23">access("/etc/ld.so.preload", R_OK) <text:s text:c="5"/>= -1 ENOENT (No such file or directory)</text:p>
      <text:p text:style-name="P23">openat(AT_FDCWD, "/etc/ld.so.cache", O_RDONLY|O_CLOEXEC) = 3</text:p>
      <text:p text:style-name="P23">fstat(3, {st_mode=S_IFREG|0644, st_size=129774, ...}) = 0</text:p>
      <text:p text:style-name="P23">mmap(NULL, 129774, PROT_READ, MAP_PRIVATE, 3, 0) = 0x7f0d5550b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lib/x86_64-linux-gnu/libpthread.so.0", O_RDONLY|O_CLOEXEC) = 3</text:p>
      <text:p text:style-name="P23">read(3, "\177ELF\2\1\1\0\0\0\0\0\0\0\0\0\3\0&gt;\0\1\0\0\0000b\0\0\0\0\0\0"..., 832) = 832</text:p>
      <text:p text:style-name="P23">fstat(3, {st_mode=S_IFREG|0755, st_size=144976, ...}) = 0</text:p>
      <text:p text:style-name="P23">mmap(NULL, 8192, PROT_READ|PROT_WRITE, MAP_PRIVATE|MAP_ANONYMOUS, -1, 0) = 0x7f0d55509000</text:p>
      <text:p text:style-name="P23">mmap(NULL, 2221184, PROT_READ|PROT_EXEC, MAP_PRIVATE|MAP_DENYWRITE, 3, 0) = 0x7f0d550e5000</text:p>
      <text:p text:style-name="P23">mprotect(0x7f0d550ff000, 2093056, PROT_NONE) = 0</text:p>
      <text:p text:style-name="P23">mmap(0x7f0d552fe000, 8192, PROT_READ|PROT_WRITE, MAP_PRIVATE|MAP_FIXED|MAP_DENYWRITE, 3, 0x19000) = 0x7f0d552fe000</text:p>
      <text:p text:style-name="P23">mmap(0x7f0d55300000, 13440, PROT_READ|PROT_WRITE, MAP_PRIVATE|MAP_FIXED|MAP_ANONYMOUS, -1, 0) = 0x7f0d55300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lib/x86_64-linux-gnu/libc.so.6", O_RDONLY|O_CLOEXEC) = 3</text:p>
      <text:p text:style-name="P23"><text:soft-page-break/>read(3, "\177ELF\2\1\1\3\0\0\0\0\0\0\0\0\3\0&gt;\0\1\0\0\0\260\34\2\0\0\0\0\0"..., 832) = 832</text:p>
      <text:p text:style-name="P23">fstat(3, {st_mode=S_IFREG|0755, st_size=2030544, ...}) = 0</text:p>
      <text:p text:style-name="P23">mmap(NULL, 4131552, PROT_READ|PROT_EXEC, MAP_PRIVATE|MAP_DENYWRITE, 3, 0) = 0x7f0d54cf4000</text:p>
      <text:p text:style-name="P23">mprotect(0x7f0d54edb000, 2097152, PROT_NONE) = 0</text:p>
      <text:p text:style-name="P23">mmap(0x7f0d550db000, 24576, PROT_READ|PROT_WRITE, MAP_PRIVATE|MAP_FIXED|MAP_DENYWRITE, 3, 0x1e7000) = 0x7f0d550db000</text:p>
      <text:p text:style-name="P23">mmap(0x7f0d550e1000, 15072, PROT_READ|PROT_WRITE, MAP_PRIVATE|MAP_FIXED|MAP_ANONYMOUS, -1, 0) = 0x7f0d550e1000</text:p>
      <text:p text:style-name="P23">close(3) <text:s text:c="31"/>= 0</text:p>
      <text:p text:style-name="P23">mmap(NULL, 12288, PROT_READ|PROT_WRITE, MAP_PRIVATE|MAP_ANONYMOUS, -1, 0) = 0x7f0d55506000</text:p>
      <text:p text:style-name="P23">arch_prctl(ARCH_SET_FS, 0x7f0d55506740) = 0</text:p>
      <text:p text:style-name="P23">mprotect(0x7f0d550db000, 16384, PROT_READ) = 0</text:p>
      <text:p text:style-name="P23">mprotect(0x7f0d552fe000, 4096, PROT_READ) = 0</text:p>
      <text:p text:style-name="P23">mprotect(0x55d100639000, 4096, PROT_READ) = 0</text:p>
      <text:p text:style-name="P23">mprotect(0x7f0d5552b000, 4096, PROT_READ) = 0</text:p>
      <text:p text:style-name="P23">munmap(0x7f0d5550b000, 129774) <text:s text:c="9"/>= 0</text:p>
      <text:p text:style-name="P23">set_tid_address(0x7f0d55506a10) <text:s text:c="8"/>= 11761</text:p>
      <text:p text:style-name="P23">set_robust_list(0x7f0d55506a20, 24) <text:s text:c="4"/>= 0</text:p>
      <text:p text:style-name="P23">rt_sigaction(SIGRTMIN, {sa_handler=0x7f0d550eacb0, sa_mask=[], sa_flags=SA_RESTORER|SA_SIGINFO, sa_restorer=0x7f0d550f78a0}, NULL, 8) = 0</text:p>
      <text:p text:style-name="P23">rt_sigaction(SIGRT_1, {sa_handler=0x7f0d550ead50, sa_mask=[], sa_flags=SA_RESTORER|SA_RESTART|SA_SIGINFO, sa_restorer=0x7f0d550f78a0}, NULL, 8) = 0</text:p>
      <text:p text:style-name="P23">rt_sigprocmask(SIG_UNBLOCK, [RTMIN RT_1], NULL, 8) = 0</text:p>
      <text:p text:style-name="P23">prlimit64(0, RLIMIT_STACK, NULL, {rlim_cur=8192*1024, rlim_max=RLIM64_INFINITY}) = 0</text:p>
      <text:p text:style-name="P23">fstat(1, {st_mode=S_IFCHR|0620, st_rdev=makedev(136, 1), ...}) = 0</text:p>
      <text:p text:style-name="P23">brk(NULL) <text:s text:c="30"/>= 0x55d1020b5000</text:p>
      <text:p text:style-name="P23"><text:soft-page-break/>brk(0x55d1020d6000) <text:s text:c="20"/>= 0x55d1020d6000</text:p>
      <text:p text:style-name="P23">write(1, "Enter the field:\n", 17Enter the field:</text:p>
      <text:p text:style-name="P23">) <text:s text:c="5"/>= 17</text:p>
      <text:p text:style-name="P23">fstat(0, {st_mode=S_IFCHR|0620, st_rdev=makedev(136, 1), ...}) = 0</text:p>
      <text:p text:style-name="P23">read(0, xox</text:p>
      <text:p text:style-name="P23">"xox\n", 1024) <text:s text:c="17"/>= 4</text:p>
      <text:p text:style-name="P23">read(0, oxo</text:p>
      <text:p text:style-name="P23">"oxo\n", 1024) <text:s text:c="17"/>= 4</text:p>
      <text:p text:style-name="P23">read(0, ___</text:p>
      <text:p text:style-name="P23">"___\n", 1024) <text:s text:c="17"/>= 4</text:p>
      <text:p text:style-name="P23">read(0, x</text:p>
      <text:p text:style-name="P23">"x\n", 1024) <text:s text:c="19"/>= 2</text:p>
      <text:p text:style-name="P23">mmap(NULL, 8392704, PROT_NONE, MAP_PRIVATE|MAP_ANONYMOUS|MAP_STACK, -1, 0) = 0x7f0d544f3000</text:p>
      <text:p text:style-name="P23">mprotect(0x7f0d544f4000, 8388608, PROT_READ|PROT_WRITE) = 0</text:p>
      <text:p text:style-name="P24">clone(child_stack=0x7f0d54cf2fb0, flags=CLONE_VM|CLONE_FS|CLONE_FILES|CLONE_SIGHAND|CLONE_THREAD|CLONE_SYSVSEM|CLONE_SETTLS|CLONE_PARENT_SETTID|CLONE_CHILD_CLEARTID, parent_tidptr=0x7f0d54cf39d0, tls=0x7f0d54cf3700, child_tidptr=0x7f0d54cf39d0) = 11762</text:p>
      <text:p text:style-name="P24">mmap(NULL, 8392704, PROT_NONE, MAP_PRIVATE|MAP_ANONYMOUS|MAP_STACK, -1, 0) = 0x7f0d53cf2000</text:p>
      <text:p text:style-name="P24">mprotect(0x7f0d53cf3000, 8388608, PROT_READ|PROT_WRITE) = 0</text:p>
      <text:p text:style-name="P24">clone(child_stack=0x7f0d544f1fb0, flags=CLONE_VM|CLONE_FS|CLONE_FILES|CLONE_SIGHAND|CLONE_THREAD|CLONE_SYSVSEM|CLONE_SETTLS|CLONE_PARENT_SETTID|CLONE_CHILD_CLEARTID, parent_tidptr=0x7f0d544f29d0, tls=0x7f0d544f2700, child_tidptr=0x7f0d544f29d0) = 11763</text:p>
      <text:p text:style-name="P24">mmap(NULL, 8392704, PROT_NONE, MAP_PRIVATE|MAP_ANONYMOUS|MAP_STACK, -1, 0) = 0x7f0d534f1000</text:p>
      <text:p text:style-name="P24">mprotect(0x7f0d534f2000, 8388608, PROT_READ|PROT_WRITE) = 0</text:p>
      <text:p text:style-name="P24"><text:soft-page-break/>clone(child_stack=0x7f0d53cf0fb0, flags=CLONE_VM|CLONE_FS|CLONE_FILES|CLONE_SIGHAND|CLONE_THREAD|CLONE_SYSVSEM|CLONE_SETTLS|CLONE_PARENT_SETTID|CLONE_CHILD_CLEARTID, parent_tidptr=0x7f0d53cf19d0, tls=0x7f0d53cf1700, child_tidptr=0x7f0d53cf19d0) = 11764</text:p>
      <text:p text:style-name="P24">mmap(NULL, 8392704, PROT_NONE, MAP_PRIVATE|MAP_ANONYMOUS|MAP_STACK, -1, 0) = 0x7f0d52cf0000</text:p>
      <text:p text:style-name="P24">mprotect(0x7f0d52cf1000, 8388608, PROT_READ|PROT_WRITE) = 0</text:p>
      <text:p text:style-name="P24">clone(child_stack=0x7f0d534effb0, flags=CLONE_VM|CLONE_FS|CLONE_FILES|CLONE_SIGHAND|CLONE_THREAD|CLONE_SYSVSEM|CLONE_SETTLS|CLONE_PARENT_SETTID|CLONE_CHILD_CLEARTID, parent_tidptr=0x7f0d534f09d0, tls=0x7f0d534f0700, child_tidptr=0x7f0d534f09d0) = 11765</text:p>
      <text:p text:style-name="P23">write(1, "Best move: 6\n", 13Best move: 6</text:p>
      <text:p text:style-name="P23">) <text:s text:c="9"/>= 13</text:p>
      <text:p text:style-name="P23">write(1, "Best move: 8\n", 13Best move: 8</text:p>
      <text:p text:style-name="P23">) <text:s text:c="9"/>= 13</text:p>
      <text:p text:style-name="P23">lseek(0, -1, SEEK_CUR) <text:s text:c="17"/>= -1 ESPIPE (Illegal seek)</text:p>
      <text:p text:style-name="P23">exit_group(0) <text:s text:c="26"/>= ?</text:p>
      <text:p text:style-name="P23">+++ exited with 0 +++</text:p>
      <text:p text:style-name="P23">Time: 0h:00m:15s </text:p>
      <text:p text:style-name="P23"/>
      <text:p text:style-name="P23"><text:tab/><text:tab/><text:tab/><text:tab/><text:tab/><text:tab/><text:span text:style-name="T16">ЛР 4</text:span></text:p>
      <text:p text:style-name="P23">execve("./a.out", ["./a.out", "echo", "dsadjasfjasjkldjasfkals"], 0x7ffddbb7d4a0 /* 74 vars */) = 0</text:p>
      <text:p text:style-name="P23">brk(NULL) <text:s text:c="30"/>= 0x561726be6000</text:p>
      <text:p text:style-name="P23">access("/etc/ld.so.nohwcap", F_OK) <text:s text:c="5"/>= -1 ENOENT (No such file or directory)</text:p>
      <text:p text:style-name="P23">access("/etc/ld.so.preload", R_OK) <text:s text:c="5"/>= -1 ENOENT (No such file or directory)</text:p>
      <text:p text:style-name="P23">openat(AT_FDCWD, "/etc/ld.so.cache", O_RDONLY|O_CLOEXEC) = 3</text:p>
      <text:p text:style-name="P23">fstat(3, {st_mode=S_IFREG|0644, st_size=129774, ...}) = 0</text:p>
      <text:p text:style-name="P23">mmap(NULL, 129774, PROT_READ, MAP_PRIVATE, 3, 0) = 0x7f884cb15000</text:p>
      <text:p text:style-name="P23">close(3) <text:s text:c="31"/>= 0</text:p>
      <text:p text:style-name="P23"><text:soft-page-break/>access("/etc/ld.so.nohwcap", F_OK) <text:s text:c="5"/>= -1 ENOENT (No such file or directory)</text:p>
      <text:p text:style-name="P23">openat(AT_FDCWD, "/lib/x86_64-linux-gnu/librt.so.1", O_RDONLY|O_CLOEXEC) = 3</text:p>
      <text:p text:style-name="P23">read(3, "\177ELF\2\1\1\0\0\0\0\0\0\0\0\0\3\0&gt;\0\1\0\0\0\0\"\0\0\0\0\0\0"..., 832) = 832</text:p>
      <text:p text:style-name="P23">fstat(3, {st_mode=S_IFREG|0644, st_size=31680, ...}) = 0</text:p>
      <text:p text:style-name="P23">mmap(NULL, 8192, PROT_READ|PROT_WRITE, MAP_PRIVATE|MAP_ANONYMOUS, -1, 0) = 0x7f884cb13000</text:p>
      <text:p text:style-name="P23">mmap(NULL, 2128864, PROT_READ|PROT_EXEC, MAP_PRIVATE|MAP_DENYWRITE, 3, 0) = 0x7f884c706000</text:p>
      <text:p text:style-name="P23">mprotect(0x7f884c70d000, 2093056, PROT_NONE) = 0</text:p>
      <text:p text:style-name="P23">mmap(0x7f884c90c000, 8192, PROT_READ|PROT_WRITE, MAP_PRIVATE|MAP_FIXED|MAP_DENYWRITE, 3, 0x6000) = 0x7f884c90c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lib/x86_64-linux-gnu/libc.so.6", O_RDONLY|O_CLOEXEC) = 3</text:p>
      <text:p text:style-name="P23">read(3, "\177ELF\2\1\1\3\0\0\0\0\0\0\0\0\3\0&gt;\0\1\0\0\0\260\34\2\0\0\0\0\0"..., 832) = 832</text:p>
      <text:p text:style-name="P23">fstat(3, {st_mode=S_IFREG|0755, st_size=2030544, ...}) = 0</text:p>
      <text:p text:style-name="P23">mmap(NULL, 4131552, PROT_READ|PROT_EXEC, MAP_PRIVATE|MAP_DENYWRITE, 3, 0) = 0x7f884c315000</text:p>
      <text:p text:style-name="P23">mprotect(0x7f884c4fc000, 2097152, PROT_NONE) = 0</text:p>
      <text:p text:style-name="P23">mmap(0x7f884c6fc000, 24576, PROT_READ|PROT_WRITE, MAP_PRIVATE|MAP_FIXED|MAP_DENYWRITE, 3, 0x1e7000) = 0x7f884c6fc000</text:p>
      <text:p text:style-name="P23">mmap(0x7f884c702000, 15072, PROT_READ|PROT_WRITE, MAP_PRIVATE|MAP_FIXED|MAP_ANONYMOUS, -1, 0) = 0x7f884c702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lib/x86_64-linux-gnu/libpthread.so.0", O_RDONLY|O_CLOEXEC) = 3</text:p>
      <text:p text:style-name="P23"><text:soft-page-break/>read(3, "\177ELF\2\1\1\0\0\0\0\0\0\0\0\0\3\0&gt;\0\1\0\0\0000b\0\0\0\0\0\0"..., 832) = 832</text:p>
      <text:p text:style-name="P23">fstat(3, {st_mode=S_IFREG|0755, st_size=144976, ...}) = 0</text:p>
      <text:p text:style-name="P23">mmap(NULL, 2221184, PROT_READ|PROT_EXEC, MAP_PRIVATE|MAP_DENYWRITE, 3, 0) = 0x7f884c0f6000</text:p>
      <text:p text:style-name="P23">mprotect(0x7f884c110000, 2093056, PROT_NONE) = 0</text:p>
      <text:p text:style-name="P23">mmap(0x7f884c30f000, 8192, PROT_READ|PROT_WRITE, MAP_PRIVATE|MAP_FIXED|MAP_DENYWRITE, 3, 0x19000) = 0x7f884c30f000</text:p>
      <text:p text:style-name="P23">mmap(0x7f884c311000, 13440, PROT_READ|PROT_WRITE, MAP_PRIVATE|MAP_FIXED|MAP_ANONYMOUS, -1, 0) = 0x7f884c311000</text:p>
      <text:p text:style-name="P23">close(3) <text:s text:c="31"/>= 0</text:p>
      <text:p text:style-name="P23">mmap(NULL, 12288, PROT_READ|PROT_WRITE, MAP_PRIVATE|MAP_ANONYMOUS, -1, 0) = 0x7f884cb10000</text:p>
      <text:p text:style-name="P23">arch_prctl(ARCH_SET_FS, 0x7f884cb10740) = 0</text:p>
      <text:p text:style-name="P23">mprotect(0x7f884c6fc000, 16384, PROT_READ) = 0</text:p>
      <text:p text:style-name="P23">mprotect(0x7f884c30f000, 4096, PROT_READ) = 0</text:p>
      <text:p text:style-name="P23">mprotect(0x7f884c90c000, 4096, PROT_READ) = 0</text:p>
      <text:p text:style-name="P23">mprotect(0x561725608000, 4096, PROT_READ) = 0</text:p>
      <text:p text:style-name="P23">mprotect(0x7f884cb35000, 4096, PROT_READ) = 0</text:p>
      <text:p text:style-name="P23">munmap(0x7f884cb15000, 129774) <text:s text:c="9"/>= 0</text:p>
      <text:p text:style-name="P23">set_tid_address(0x7f884cb10a10) <text:s text:c="8"/>= 12786</text:p>
      <text:p text:style-name="P23">set_robust_list(0x7f884cb10a20, 24) <text:s text:c="4"/>= 0</text:p>
      <text:p text:style-name="P23">rt_sigaction(SIGRTMIN, {sa_handler=0x7f884c0fbcb0, sa_mask=[], sa_flags=SA_RESTORER|SA_SIGINFO, sa_restorer=0x7f884c1088a0}, NULL, 8) = 0</text:p>
      <text:p text:style-name="P23">rt_sigaction(SIGRT_1, {sa_handler=0x7f884c0fbd50, sa_mask=[], sa_flags=SA_RESTORER|SA_RESTART|SA_SIGINFO, sa_restorer=0x7f884c1088a0}, NULL, 8) = 0</text:p>
      <text:p text:style-name="P23">rt_sigprocmask(SIG_UNBLOCK, [RTMIN RT_1], NULL, 8) = 0</text:p>
      <text:p text:style-name="P23">prlimit64(0, RLIMIT_STACK, NULL, {rlim_cur=8192*1024, rlim_max=RLIM64_INFINITY}) = 0</text:p>
      <text:p text:style-name="P23"><text:soft-page-break/>prlimit64(0, RLIMIT_STACK, NULL, {rlim_cur=8192*1024, rlim_max=RLIM64_INFINITY}) = 0</text:p>
      <text:p text:style-name="P23">statfs("/dev/shm/", {f_type=TMPFS_MAGIC, f_bsize=4096, f_blocks=1005938, f_bfree=969107, f_bavail=969107, f_files=1005938, f_ffree=1005275, f_fsid={val=[0, 0]}, f_namelen=255, f_frsize=4096, f_flags=ST_VALID|ST_NOSUID|ST_NODEV}) = 0</text:p>
      <text:p text:style-name="P23">futex(0x7f884c314370, FUTEX_WAKE_PRIVATE, 2147483647) = 0</text:p>
      <text:p text:style-name="P23">openat(AT_FDCWD, "/dev/shm/memfile", O_RDWR|O_CREAT|O_TRUNC|O_NOFOLLOW|O_CLOEXEC, 0600) = 3</text:p>
      <text:p text:style-name="P23">ftruncate(3, 4194304) <text:s text:c="18"/>= 0</text:p>
      <text:p text:style-name="P23">mmap(NULL, 4194304, PROT_READ|PROT_WRITE, MAP_SHARED, 3, 0) = 0x7f884bcf6000</text:p>
      <text:p text:style-name="P23">clone(child_stack=NULL, flags=CLONE_CHILD_CLEARTID|CLONE_CHILD_SETTID|SIGCHLD, child_tidptr=0x7f884cb10a10) = 12787</text:p>
      <text:p text:style-name="P23">wait4(12787, [{WIFEXITED(s) &amp;&amp; WEXITSTATUS(s) == 0}], 0, NULL) = 12787</text:p>
      <text:p text:style-name="P23">--- SIGCHLD {si_signo=SIGCHLD, si_code=CLD_EXITED, si_pid=12787, si_uid=1000, si_status=0, si_utime=0, si_stime=0} ---</text:p>
      <text:p text:style-name="P23">fstat(1, {st_mode=S_IFCHR|0620, st_rdev=makedev(136, 1), ...}) = 0</text:p>
      <text:p text:style-name="P23">brk(NULL) <text:s text:c="30"/>= 0x561726be6000</text:p>
      <text:p text:style-name="P23">brk(0x561726c07000) <text:s text:c="20"/>= 0x561726c07000</text:p>
      <text:p text:style-name="P23">write(1, "DSADJASFJASJKLDJASFKALS\n", 24DSADJASFJASJKLDJASFKALS</text:p>
      <text:p text:style-name="P23">) = 24</text:p>
      <text:p text:style-name="P23">exit_group(0) <text:s text:c="26"/>= ?</text:p>
      <text:p text:style-name="P23">+++ exited with 0 +++</text:p>
      <text:p text:style-name="P23"/>
      <text:p text:style-name="P23"><text:tab/><text:tab/><text:tab/><text:tab/><text:tab/><text:tab/><text:span text:style-name="T17">ЛР 5</text:span></text:p>
      <text:p text:style-name="P23">gcc -std=c99 -w -O2 -Wextra -Werror -Wall -Wno-sign-compare -pedantic -shared -o libqueue.so queue.o</text:p>
      <text:p text:style-name="P23">/usr/bin/ld: queue.o: relocation R_X86_64_PC32 against symbol `stdout@@GLIBC_2.2.5' can not be used when making a shared object; перекомпилируйте с параметром -fPIC</text:p>
      <text:p text:style-name="P23"><text:soft-page-break/>/usr/bin/ld: final link failed: Некорректное значение</text:p>
      <text:p text:style-name="P23">collect2: error: ld returned 1 exit status</text:p>
      <text:p text:style-name="P23">Makefile:17: recipe for target 'libqueue.so' failed</text:p>
      <text:p text:style-name="P23">make: *** [libqueue.so] Error 1</text:p>
      <text:p text:style-name="P23"/>
      <text:p text:style-name="P23"><text:s/>…/prog_3_sem/os/lab5  strace ./run-dyn <text:s text:c="53"/> ✘  21:29:05</text:p>
      <text:p text:style-name="P23">execve("./run-dyn", ["./run-dyn"], 0x7fff0bee28d0 /* 74 vars */) = 0</text:p>
      <text:p text:style-name="P23">brk(NULL) <text:s text:c="30"/>= 0x55644db9d000</text:p>
      <text:p text:style-name="P23">access("/etc/ld.so.nohwcap", F_OK) <text:s text:c="5"/>= -1 ENOENT (No such file or directory)</text:p>
      <text:p text:style-name="P23">access("/etc/ld.so.preload", R_OK) <text:s text:c="5"/>= -1 ENOENT (No such file or directory)</text:p>
      <text:p text:style-name="P23">openat(AT_FDCWD, "/etc/ld.so.cache", O_RDONLY|O_CLOEXEC) = 3</text:p>
      <text:p text:style-name="P23">fstat(3, {st_mode=S_IFREG|0644, st_size=129774, ...}) = 0</text:p>
      <text:p text:style-name="P23">mmap(NULL, 129774, PROT_READ, MAP_PRIVATE, 3, 0) = 0x7f454f855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lib/x86_64-linux-gnu/libdl.so.2", O_RDONLY|O_CLOEXEC) = 3</text:p>
      <text:p text:style-name="P23">read(3, "\177ELF\2\1\1\0\0\0\0\0\0\0\0\0\3\0&gt;\0\1\0\0\0P\16\0\0\0\0\0\0"..., 832) = 832</text:p>
      <text:p text:style-name="P23">fstat(3, {st_mode=S_IFREG|0644, st_size=14560, ...}) = 0</text:p>
      <text:p text:style-name="P23">mmap(NULL, 8192, PROT_READ|PROT_WRITE, MAP_PRIVATE|MAP_ANONYMOUS, -1, 0) = 0x7f454f853000</text:p>
      <text:p text:style-name="P23">mmap(NULL, 2109712, PROT_READ|PROT_EXEC, MAP_PRIVATE|MAP_DENYWRITE, 3, 0) = 0x7f454f44a000</text:p>
      <text:p text:style-name="P23">mprotect(0x7f454f44d000, 2093056, PROT_NONE) = 0</text:p>
      <text:p text:style-name="P23">mmap(0x7f454f64c000, 8192, PROT_READ|PROT_WRITE, MAP_PRIVATE|MAP_FIXED|MAP_DENYWRITE, 3, 0x2000) = 0x7f454f64c000</text:p>
      <text:p text:style-name="P23">close(3) <text:s text:c="31"/>= 0</text:p>
      <text:p text:style-name="P23">access("/etc/ld.so.nohwcap", F_OK) <text:s text:c="5"/>= -1 ENOENT (No such file or directory)</text:p>
      <text:p text:style-name="P23"><text:soft-page-break/>openat(AT_FDCWD, "/lib/x86_64-linux-gnu/libc.so.6", O_RDONLY|O_CLOEXEC) = 3</text:p>
      <text:p text:style-name="P23">read(3, "\177ELF\2\1\1\3\0\0\0\0\0\0\0\0\3\0&gt;\0\1\0\0\0\260\34\2\0\0\0\0\0"..., 832) = 832</text:p>
      <text:p text:style-name="P23">fstat(3, {st_mode=S_IFREG|0755, st_size=2030544, ...}) = 0</text:p>
      <text:p text:style-name="P23">mmap(NULL, 4131552, PROT_READ|PROT_EXEC, MAP_PRIVATE|MAP_DENYWRITE, 3, 0) = 0x7f454f059000</text:p>
      <text:p text:style-name="P23">mprotect(0x7f454f240000, 2097152, PROT_NONE) = 0</text:p>
      <text:p text:style-name="P23">mmap(0x7f454f440000, 24576, PROT_READ|PROT_WRITE, MAP_PRIVATE|MAP_FIXED|MAP_DENYWRITE, 3, 0x1e7000) = 0x7f454f440000</text:p>
      <text:p text:style-name="P23">mmap(0x7f454f446000, 15072, PROT_READ|PROT_WRITE, MAP_PRIVATE|MAP_FIXED|MAP_ANONYMOUS, -1, 0) = 0x7f454f446000</text:p>
      <text:p text:style-name="P23">close(3) <text:s text:c="31"/>= 0</text:p>
      <text:p text:style-name="P23">mmap(NULL, 12288, PROT_READ|PROT_WRITE, MAP_PRIVATE|MAP_ANONYMOUS, -1, 0) = 0x7f454f850000</text:p>
      <text:p text:style-name="P23">arch_prctl(ARCH_SET_FS, 0x7f454f850740) = 0</text:p>
      <text:p text:style-name="P23">mprotect(0x7f454f440000, 16384, PROT_READ) = 0</text:p>
      <text:p text:style-name="P23">mprotect(0x7f454f64c000, 4096, PROT_READ) = 0</text:p>
      <text:p text:style-name="P23">mprotect(0x55644cce9000, 4096, PROT_READ) = 0</text:p>
      <text:p text:style-name="P23">mprotect(0x7f454f875000, 4096, PROT_READ) = 0</text:p>
      <text:p text:style-name="P23">munmap(0x7f454f855000, 129774) <text:s text:c="9"/>= 0</text:p>
      <text:p text:style-name="P23">brk(NULL) <text:s text:c="30"/>= 0x55644db9d000</text:p>
      <text:p text:style-name="P23">brk(0x55644dbbe000) <text:s text:c="20"/>= 0x55644dbbe000</text:p>
      <text:p text:style-name="P23">openat(AT_FDCWD, "./libqueue.so", O_RDONLY|O_CLOEXEC) = 3</text:p>
      <text:p text:style-name="P23">read(3, "\177ELF\2\1\1\0\0\0\0\0\0\0\0\0\3\0&gt;\0\1\0\0\0\200\7\0\0\0\0\0\0"..., 832) = 832</text:p>
      <text:p text:style-name="P23">fstat(3, {st_mode=S_IFREG|0775, st_size=8456, ...}) = 0</text:p>
      <text:p text:style-name="P23">getcwd("/home/vladislav/\320\240\320\260\320\261\320\276\321\207\320\270\320\271 \321\201\321\202\320\276\320\273/prog_3_sem/os/lab5", 128) = 59</text:p>
      <text:p text:style-name="P23">mmap(NULL, 2101336, PROT_READ|PROT_EXEC, MAP_PRIVATE|MAP_DENYWRITE, 3, 0) = 0x7f454ee57000</text:p>
      <text:p text:style-name="P23"><text:soft-page-break/>mprotect(0x7f454ee58000, 2093056, PROT_NONE) = 0</text:p>
      <text:p text:style-name="P23">mmap(0x7f454f057000, 8192, PROT_READ|PROT_WRITE, MAP_PRIVATE|MAP_FIXED|MAP_DENYWRITE, 3, 0) = 0x7f454f057000</text:p>
      <text:p text:style-name="P23">close(3) <text:s text:c="31"/>= 0</text:p>
      <text:p text:style-name="P23">mprotect(0x7f454f057000, 4096, PROT_READ) = 0</text:p>
      <text:p text:style-name="P23">fstat(1, {st_mode=S_IFCHR|0620, st_rdev=makedev(136, 1), ...}) = 0</text:p>
      <text:p text:style-name="P23">write(1, "Choose an operation:\n", 21Choose an operation:</text:p>
      <text:p text:style-name="P23">) <text:s/>= 21</text:p>
      <text:p text:style-name="P23">write(1, "1) Initialize the queue\n", 241) Initialize the queue</text:p>
      <text:p text:style-name="P23">) = 24</text:p>
      <text:p text:style-name="P23">write(1, "2) Push front\n", 142) Push front</text:p>
      <text:p text:style-name="P23">) <text:s text:c="8"/>= 14</text:p>
      <text:p text:style-name="P23">write(1, "3) Pop back\n", 123) Pop back</text:p>
      <text:p text:style-name="P23">) <text:s text:c="10"/>= 12</text:p>
      <text:p text:style-name="P23">write(1, "4) Print queue\n", 154) Print queue</text:p>
      <text:p text:style-name="P23">) <text:s text:c="7"/>= 15</text:p>
      <text:p text:style-name="P23">write(1, "0) Exit\n", 80) Exit</text:p>
      <text:p text:style-name="P23">) <text:s text:c="15"/>= 8</text:p>
      <text:p text:style-name="P23">fstat(0, {st_mode=S_IFCHR|0620, st_rdev=makedev(136, 1), ...}) = 0</text:p>
      <text:p text:style-name="P23">read(0, 1</text:p>
      <text:p text:style-name="P23">"1\n", 1024) <text:s text:c="19"/>= 2</text:p>
      <text:p text:style-name="P23">write(1, "Enter key to initialize the queu"..., 35Enter key to initialize the queue: ) = 35</text:p>
      <text:p text:style-name="P23">read(0, 1</text:p>
      <text:p text:style-name="P23">"1\n", 1024) <text:s text:c="19"/>= 2</text:p>
      <text:p text:style-name="P23">write(1, "Choose an operation:\n", 21Choose an operation:</text:p>
      <text:p text:style-name="P23">) <text:s/>= 21</text:p>
      <text:p text:style-name="P23">write(1, "1) Initialize the queue\n", 241) Initialize the queue</text:p>
      <text:p text:style-name="P23">) = 24</text:p>
      <text:p text:style-name="P23"><text:soft-page-break/>write(1, "2) Push front\n", 142) Push front</text:p>
      <text:p text:style-name="P23">) <text:s text:c="8"/>= 14</text:p>
      <text:p text:style-name="P23">write(1, "3) Pop back\n", 123) Pop back</text:p>
      <text:p text:style-name="P23">) <text:s text:c="10"/>= 12</text:p>
      <text:p text:style-name="P23">write(1, "4) Print queue\n", 154) Print queue</text:p>
      <text:p text:style-name="P23">) <text:s text:c="7"/>= 15</text:p>
      <text:p text:style-name="P23">write(1, "0) Exit\n", 80) Exit</text:p>
      <text:p text:style-name="P23">) <text:s text:c="15"/>= 8</text:p>
      <text:p text:style-name="P23">read(0, 2</text:p>
      <text:p text:style-name="P23">"2\n", 1024) <text:s text:c="19"/>= 2</text:p>
      <text:p text:style-name="P23">write(1, "Enter key: ", 11Enter key: ) <text:s text:c="12"/>= 11</text:p>
      <text:p text:style-name="P23">read(0, 100</text:p>
      <text:p text:style-name="P23">"100\n", 1024) <text:s text:c="17"/>= 4</text:p>
      <text:p text:style-name="P23">write(1, "Choose an operation:\n", 21Choose an operation:</text:p>
      <text:p text:style-name="P23">) <text:s/>= 21</text:p>
      <text:p text:style-name="P23">write(1, "1) Initialize the queue\n", 241) Initialize the queue</text:p>
      <text:p text:style-name="P23">) = 24</text:p>
      <text:p text:style-name="P23">write(1, "2) Push front\n", 142) Push front</text:p>
      <text:p text:style-name="P23">) <text:s text:c="8"/>= 14</text:p>
      <text:p text:style-name="P23">write(1, "3) Pop back\n", 123) Pop back</text:p>
      <text:p text:style-name="P23">) <text:s text:c="10"/>= 12</text:p>
      <text:p text:style-name="P23">write(1, "4) Print queue\n", 154) Print queue</text:p>
      <text:p text:style-name="P23">) <text:s text:c="7"/>= 15</text:p>
      <text:p text:style-name="P23">write(1, "0) Exit\n", 80) Exit</text:p>
      <text:p text:style-name="P23">) <text:s text:c="15"/>= 8</text:p>
      <text:p text:style-name="P23">read(0, 4</text:p>
      <text:p text:style-name="P23">"4\n", 1024) <text:s text:c="19"/>= 2</text:p>
      <text:p text:style-name="P23">write(1, "100.000000 1.000000 \n", 21100.000000 1.000000 </text:p>
      <text:p text:style-name="P23">) <text:s/>= 21</text:p>
      <text:p text:style-name="P23"><text:soft-page-break/>write(1, "Choose an operation:\n", 21Choose an operation:</text:p>
      <text:p text:style-name="P23">) <text:s/>= 21</text:p>
      <text:p text:style-name="P23">write(1, "1) Initialize the queue\n", 241) Initialize the queue</text:p>
      <text:p text:style-name="P23">) = 24</text:p>
      <text:p text:style-name="P23">write(1, "2) Push front\n", 142) Push front</text:p>
      <text:p text:style-name="P23">) <text:s text:c="8"/>= 14</text:p>
      <text:p text:style-name="P23">write(1, "3) Pop back\n", 123) Pop back</text:p>
      <text:p text:style-name="P23">) <text:s text:c="10"/>= 12</text:p>
      <text:p text:style-name="P23">write(1, "4) Print queue\n", 154) Print queue</text:p>
      <text:p text:style-name="P23">) <text:s text:c="7"/>= 15</text:p>
      <text:p text:style-name="P23">write(1, "0) Exit\n", 80) Exit</text:p>
      <text:p text:style-name="P23">) <text:s text:c="15"/>= 8</text:p>
      <text:p text:style-name="P23">read(0, 0</text:p>
      <text:p text:style-name="P23">"0\n", 1024) <text:s text:c="19"/>= 2</text:p>
      <text:p text:style-name="P23">munmap(0x7f454ee57000, 2101336) <text:s text:c="8"/>= 0</text:p>
      <text:p text:style-name="P23">lseek(0, -1, SEEK_CUR) <text:s text:c="17"/>= -1 ESPIPE (Illegal seek)</text:p>
      <text:p text:style-name="P23">exit_group(0) <text:s text:c="26"/>= ?</text:p>
      <text:p text:style-name="P23">+++ exited with 0 +++</text:p>
      <text:p text:style-name="P23">Time: 0h:00m:33s <text:s text:c="92"/></text:p>
      <text:p text:style-name="P23"/>
      <text:p text:style-name="P23"><text:tab/><text:tab/><text:tab/><text:tab/><text:tab/><text:tab/><text:span text:style-name="T17">ЛР 6</text:span></text:p>
      <text:p text:style-name="P23">execve("./terminal", ["./terminal", "15", "0"], 0x7ffd6dde9490 /* 74 vars */) = 0</text:p>
      <text:p text:style-name="P23">brk(NULL) <text:s text:c="30"/>= 0x55c772fe7000</text:p>
      <text:p text:style-name="P23">access("/etc/ld.so.nohwcap", F_OK) <text:s text:c="5"/>= -1 ENOENT (No such file or directory)</text:p>
      <text:p text:style-name="P23">access("/etc/ld.so.preload", R_OK) <text:s text:c="5"/>= -1 ENOENT (No such file or directory)</text:p>
      <text:p text:style-name="P23">openat(AT_FDCWD, "/etc/ld.so.cache", O_RDONLY|O_CLOEXEC) = 3</text:p>
      <text:p text:style-name="P23">fstat(3, {st_mode=S_IFREG|0644, st_size=129774, ...}) = 0</text:p>
      <text:p text:style-name="P23">mmap(NULL, 129774, PROT_READ, MAP_PRIVATE, 3, 0) = 0x7f965a2fa000</text:p>
      <text:p text:style-name="P23">close(3) <text:s text:c="31"/>= 0</text:p>
      <text:p text:style-name="P23"><text:soft-page-break/>access("/etc/ld.so.nohwcap", F_OK) <text:s text:c="5"/>= -1 ENOENT (No such file or directory)</text:p>
      <text:p text:style-name="P23">openat(AT_FDCWD, "/usr/lib/x86_64-linux-gnu/libzmq.so.5", O_RDONLY|O_CLOEXEC) = 3</text:p>
      <text:p text:style-name="P23">read(3, "\177ELF\2\1\1\0\0\0\0\0\0\0\0\0\3\0&gt;\0\1\0\0\0P?\1\0\0\0\0\0"..., 832) = 832</text:p>
      <text:p text:style-name="P23">fstat(3, {st_mode=S_IFREG|0644, st_size=630464, ...}) = 0</text:p>
      <text:p text:style-name="P23">mmap(NULL, 8192, PROT_READ|PROT_WRITE, MAP_PRIVATE|MAP_ANONYMOUS, -1, 0) = 0x7f965a2f8000</text:p>
      <text:p text:style-name="P23">mmap(NULL, 2725560, PROT_READ|PROT_EXEC, MAP_PRIVATE|MAP_DENYWRITE, 3, 0) = 0x7f9659e59000</text:p>
      <text:p text:style-name="P23">mprotect(0x7f9659eec000, 2097152, PROT_NONE) = 0</text:p>
      <text:p text:style-name="P23">mmap(0x7f965a0ec000, 28672, PROT_READ|PROT_WRITE, MAP_PRIVATE|MAP_FIXED|MAP_DENYWRITE, 3, 0x93000) = 0x7f965a0ec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usr/lib/x86_64-linux-gnu/libstdc++.so.6", O_RDONLY|O_CLOEXEC) = 3</text:p>
      <text:p text:style-name="P23">read(3, "\177ELF\2\1\1\3\0\0\0\0\0\0\0\0\3\0&gt;\0\1\0\0\0\220\304\10\0\0\0\0\0"..., 832) = 832</text:p>
      <text:p text:style-name="P23">fstat(3, {st_mode=S_IFREG|0644, st_size=1594864, ...}) = 0</text:p>
      <text:p text:style-name="P23">mmap(NULL, 3702848, PROT_READ|PROT_EXEC, MAP_PRIVATE|MAP_DENYWRITE, 3, 0) = 0x7f9659ad0000</text:p>
      <text:p text:style-name="P23">mprotect(0x7f9659c49000, 2097152, PROT_NONE) = 0</text:p>
      <text:p text:style-name="P23">mmap(0x7f9659e49000, 49152, PROT_READ|PROT_WRITE, MAP_PRIVATE|MAP_FIXED|MAP_DENYWRITE, 3, 0x179000) = 0x7f9659e49000</text:p>
      <text:p text:style-name="P23">mmap(0x7f9659e55000, 12352, PROT_READ|PROT_WRITE, MAP_PRIVATE|MAP_FIXED|MAP_ANONYMOUS, -1, 0) = 0x7f9659e55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lib/x86_64-linux-gnu/libgcc_s.so.1", O_RDONLY|O_CLOEXEC) = 3</text:p>
      <text:p text:style-name="P23"><text:soft-page-break/>read(3, "\177ELF\2\1\1\0\0\0\0\0\0\0\0\0\3\0&gt;\0\1\0\0\0\300*\0\0\0\0\0\0"..., 832) = 832</text:p>
      <text:p text:style-name="P23">fstat(3, {st_mode=S_IFREG|0644, st_size=96616, ...}) = 0</text:p>
      <text:p text:style-name="P23">mmap(NULL, 2192432, PROT_READ|PROT_EXEC, MAP_PRIVATE|MAP_DENYWRITE, 3, 0) = 0x7f96598b8000</text:p>
      <text:p text:style-name="P23">mprotect(0x7f96598cf000, 2093056, PROT_NONE) = 0</text:p>
      <text:p text:style-name="P23">mmap(0x7f9659ace000, 8192, PROT_READ|PROT_WRITE, MAP_PRIVATE|MAP_FIXED|MAP_DENYWRITE, 3, 0x16000) = 0x7f9659ace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lib/x86_64-linux-gnu/libc.so.6", O_RDONLY|O_CLOEXEC) = 3</text:p>
      <text:p text:style-name="P23">read(3, "\177ELF\2\1\1\3\0\0\0\0\0\0\0\0\3\0&gt;\0\1\0\0\0\260\34\2\0\0\0\0\0"..., 832) = 832</text:p>
      <text:p text:style-name="P23">fstat(3, {st_mode=S_IFREG|0755, st_size=2030544, ...}) = 0</text:p>
      <text:p text:style-name="P23">mmap(NULL, 4131552, PROT_READ|PROT_EXEC, MAP_PRIVATE|MAP_DENYWRITE, 3, 0) = 0x7f96594c7000</text:p>
      <text:p text:style-name="P23">mprotect(0x7f96596ae000, 2097152, PROT_NONE) = 0</text:p>
      <text:p text:style-name="P23">mmap(0x7f96598ae000, 24576, PROT_READ|PROT_WRITE, MAP_PRIVATE|MAP_FIXED|MAP_DENYWRITE, 3, 0x1e7000) = 0x7f96598ae000</text:p>
      <text:p text:style-name="P23">mmap(0x7f96598b4000, 15072, PROT_READ|PROT_WRITE, MAP_PRIVATE|MAP_FIXED|MAP_ANONYMOUS, -1, 0) = 0x7f96598b4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usr/lib/x86_64-linux-gnu/libsodium.so.23", O_RDONLY|O_CLOEXEC) = 3</text:p>
      <text:p text:style-name="P23">read(3, "\177ELF\2\1\1\0\0\0\0\0\0\0\0\0\3\0&gt;\0\1\0\0\0\340\251\0\0\0\0\0\0"..., 832) = 832</text:p>
      <text:p text:style-name="P23">fstat(3, {st_mode=S_IFREG|0644, st_size=330440, ...}) = 0</text:p>
      <text:p text:style-name="P23">mmap(NULL, 2425864, PROT_READ|PROT_EXEC, MAP_PRIVATE|MAP_DENYWRITE, 3, 0) = 0x7f9659276000</text:p>
      <text:p text:style-name="P23">mprotect(0x7f96592c6000, 2093056, PROT_NONE) = 0</text:p>
      <text:p text:style-name="P23"><text:soft-page-break/>mmap(0x7f96594c5000, 8192, PROT_READ|PROT_WRITE, MAP_PRIVATE|MAP_FIXED|MAP_DENYWRITE, 3, 0x4f000) = 0x7f96594c5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usr/lib/x86_64-linux-gnu/libpgm-5.2.so.0", O_RDONLY|O_CLOEXEC) = 3</text:p>
      <text:p text:style-name="P23">read(3, "\177ELF\2\1\1\0\0\0\0\0\0\0\0\0\3\0&gt;\0\1\0\0\0000;\0\0\0\0\0\0"..., 832) = 832</text:p>
      <text:p text:style-name="P23">fstat(3, {st_mode=S_IFREG|0644, st_size=293784, ...}) = 0</text:p>
      <text:p text:style-name="P23">mmap(NULL, 2406448, PROT_READ|PROT_EXEC, MAP_PRIVATE|MAP_DENYWRITE, 3, 0) = 0x7f965902a000</text:p>
      <text:p text:style-name="P23">mprotect(0x7f9659071000, 2093056, PROT_NONE) = 0</text:p>
      <text:p text:style-name="P23">mmap(0x7f9659270000, 8192, PROT_READ|PROT_WRITE, MAP_PRIVATE|MAP_FIXED|MAP_DENYWRITE, 3, 0x46000) = 0x7f9659270000</text:p>
      <text:p text:style-name="P23">mmap(0x7f9659272000, 14384, PROT_READ|PROT_WRITE, MAP_PRIVATE|MAP_FIXED|MAP_ANONYMOUS, -1, 0) = 0x7f9659272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usr/lib/x86_64-linux-gnu/libnorm.so.1", O_RDONLY|O_CLOEXEC) = 3</text:p>
      <text:p text:style-name="P23">read(3, "\177ELF\2\1\1\0\0\0\0\0\0\0\0\0\3\0&gt;\0\1\0\0\0000\374\1\0\0\0\0\0"..., 832) = 832</text:p>
      <text:p text:style-name="P23">fstat(3, {st_mode=S_IFREG|0644, st_size=522248, ...}) = 0</text:p>
      <text:p text:style-name="P23">mmap(NULL, 8192, PROT_READ|PROT_WRITE, MAP_PRIVATE|MAP_ANONYMOUS, -1, 0) = 0x7f965a2f6000</text:p>
      <text:p text:style-name="P23">mmap(NULL, 3340624, PROT_READ|PROT_EXEC, MAP_PRIVATE|MAP_DENYWRITE, 3, 0) = 0x7f9658cfa000</text:p>
      <text:p text:style-name="P23">mprotect(0x7f9658d77000, 2097152, PROT_NONE) = 0</text:p>
      <text:p text:style-name="P23">mmap(0x7f9658f77000, 12288, PROT_READ|PROT_WRITE, MAP_PRIVATE|MAP_FIXED|MAP_DENYWRITE, 3, 0x7d000) = 0x7f9658f77000</text:p>
      <text:p text:style-name="P23">mmap(0x7f9658f7a000, 719184, PROT_READ|PROT_WRITE, MAP_PRIVATE|MAP_FIXED|MAP_ANONYMOUS, -1, 0) = 0x7f9658f7a000</text:p>
      <text:p text:style-name="P23"><text:soft-page-break/>close(3) <text:s text:c="31"/>= 0</text:p>
      <text:p text:style-name="P23">access("/etc/ld.so.nohwcap", F_OK) <text:s text:c="5"/>= -1 ENOENT (No such file or directory)</text:p>
      <text:p text:style-name="P23">openat(AT_FDCWD, "/lib/x86_64-linux-gnu/librt.so.1", O_RDONLY|O_CLOEXEC) = 3</text:p>
      <text:p text:style-name="P23">read(3, "\177ELF\2\1\1\0\0\0\0\0\0\0\0\0\3\0&gt;\0\1\0\0\0\0\"\0\0\0\0\0\0"..., 832) = 832</text:p>
      <text:p text:style-name="P23">fstat(3, {st_mode=S_IFREG|0644, st_size=31680, ...}) = 0</text:p>
      <text:p text:style-name="P23">mmap(NULL, 2128864, PROT_READ|PROT_EXEC, MAP_PRIVATE|MAP_DENYWRITE, 3, 0) = 0x7f9658af2000</text:p>
      <text:p text:style-name="P23">mprotect(0x7f9658af9000, 2093056, PROT_NONE) = 0</text:p>
      <text:p text:style-name="P23">mmap(0x7f9658cf8000, 8192, PROT_READ|PROT_WRITE, MAP_PRIVATE|MAP_FIXED|MAP_DENYWRITE, 3, 0x6000) = 0x7f9658cf8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lib/x86_64-linux-gnu/libpthread.so.0", O_RDONLY|O_CLOEXEC) = 3</text:p>
      <text:p text:style-name="P23">read(3, "\177ELF\2\1\1\0\0\0\0\0\0\0\0\0\3\0&gt;\0\1\0\0\0000b\0\0\0\0\0\0"..., 832) = 832</text:p>
      <text:p text:style-name="P23">fstat(3, {st_mode=S_IFREG|0755, st_size=144976, ...}) = 0</text:p>
      <text:p text:style-name="P23">mmap(NULL, 2221184, PROT_READ|PROT_EXEC, MAP_PRIVATE|MAP_DENYWRITE, 3, 0) = 0x7f96588d3000</text:p>
      <text:p text:style-name="P23">mprotect(0x7f96588ed000, 2093056, PROT_NONE) = 0</text:p>
      <text:p text:style-name="P23">mmap(0x7f9658aec000, 8192, PROT_READ|PROT_WRITE, MAP_PRIVATE|MAP_FIXED|MAP_DENYWRITE, 3, 0x19000) = 0x7f9658aec000</text:p>
      <text:p text:style-name="P23">mmap(0x7f9658aee000, 13440, PROT_READ|PROT_WRITE, MAP_PRIVATE|MAP_FIXED|MAP_ANONYMOUS, -1, 0) = 0x7f9658aee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lib/x86_64-linux-gnu/libm.so.6", O_RDONLY|O_CLOEXEC) = 3</text:p>
      <text:p text:style-name="P23">read(3, "\177ELF\2\1\1\3\0\0\0\0\0\0\0\0\3\0&gt;\0\1\0\0\0\200\272\0\0\0\0\0\0"..., 832) = 832</text:p>
      <text:p text:style-name="P23"><text:soft-page-break/>fstat(3, {st_mode=S_IFREG|0644, st_size=1700792, ...}) = 0</text:p>
      <text:p text:style-name="P23">mmap(NULL, 3789144, PROT_READ|PROT_EXEC, MAP_PRIVATE|MAP_DENYWRITE, 3, 0) = 0x7f9658535000</text:p>
      <text:p text:style-name="P23">mprotect(0x7f96586d2000, 2093056, PROT_NONE) = 0</text:p>
      <text:p text:style-name="P23">mmap(0x7f96588d1000, 8192, PROT_READ|PROT_WRITE, MAP_PRIVATE|MAP_FIXED|MAP_DENYWRITE, 3, 0x19c000) = 0x7f96588d1000</text:p>
      <text:p text:style-name="P23">close(3) <text:s text:c="31"/>= 0</text:p>
      <text:p text:style-name="P23">mmap(NULL, 8192, PROT_READ|PROT_WRITE, MAP_PRIVATE|MAP_ANONYMOUS, -1, 0) = 0x7f965a2f4000</text:p>
      <text:p text:style-name="P23">mmap(NULL, 12288, PROT_READ|PROT_WRITE, MAP_PRIVATE|MAP_ANONYMOUS, -1, 0) = 0x7f965a2f1000</text:p>
      <text:p text:style-name="P23">arch_prctl(ARCH_SET_FS, 0x7f965a2f1b80) = 0</text:p>
      <text:p text:style-name="P23">mprotect(0x7f96598ae000, 16384, PROT_READ) = 0</text:p>
      <text:p text:style-name="P23">mprotect(0x7f96588d1000, 4096, PROT_READ) = 0</text:p>
      <text:p text:style-name="P23">mprotect(0x7f9658aec000, 4096, PROT_READ) = 0</text:p>
      <text:p text:style-name="P23">mprotect(0x7f9658cf8000, 4096, PROT_READ) = 0</text:p>
      <text:p text:style-name="P23">mprotect(0x7f9659ace000, 4096, PROT_READ) = 0</text:p>
      <text:p text:style-name="P23">mmap(NULL, 8192, PROT_READ|PROT_WRITE, MAP_PRIVATE|MAP_ANONYMOUS, -1, 0) = 0x7f965a2ef000</text:p>
      <text:p text:style-name="P23">mprotect(0x7f9659e49000, 40960, PROT_READ) = 0</text:p>
      <text:p text:style-name="P23">mprotect(0x7f9658f77000, 8192, PROT_READ) = 0</text:p>
      <text:p text:style-name="P23">mprotect(0x7f9659270000, 4096, PROT_READ) = 0</text:p>
      <text:p text:style-name="P23">mprotect(0x7f96594c5000, 4096, PROT_READ) = 0</text:p>
      <text:p text:style-name="P23">mprotect(0x7f965a0ec000, 24576, PROT_READ) = 0</text:p>
      <text:p text:style-name="P23">mprotect(0x55c771a96000, 4096, PROT_READ) = 0</text:p>
      <text:p text:style-name="P23">mprotect(0x7f965a31a000, 4096, PROT_READ) = 0</text:p>
      <text:p text:style-name="P23">munmap(0x7f965a2fa000, 129774) <text:s text:c="9"/>= 0</text:p>
      <text:p text:style-name="P23">set_tid_address(0x7f965a2f1e50) <text:s text:c="8"/>= 16642</text:p>
      <text:p text:style-name="P23">set_robust_list(0x7f965a2f1e60, 24) <text:s text:c="4"/>= 0</text:p>
      <text:p text:style-name="P23"><text:soft-page-break/>rt_sigaction(SIGRTMIN, {sa_handler=0x7f96588d8cb0, sa_mask=[], sa_flags=SA_RESTORER|SA_SIGINFO, sa_restorer=0x7f96588e58a0}, NULL, 8) = 0</text:p>
      <text:p text:style-name="P23">rt_sigaction(SIGRT_1, {sa_handler=0x7f96588d8d50, sa_mask=[], sa_flags=SA_RESTORER|SA_RESTART|SA_SIGINFO, sa_restorer=0x7f96588e58a0}, NULL, 8) = 0</text:p>
      <text:p text:style-name="P23">rt_sigprocmask(SIG_UNBLOCK, [RTMIN RT_1], NULL, 8) = 0</text:p>
      <text:p text:style-name="P23">prlimit64(0, RLIMIT_STACK, NULL, {rlim_cur=8192*1024, rlim_max=RLIM64_INFINITY}) = 0</text:p>
      <text:p text:style-name="P23">brk(NULL) <text:s text:c="30"/>= 0x55c772fe7000</text:p>
      <text:p text:style-name="P23">brk(0x55c773008000) <text:s text:c="20"/>= 0x55c773008000</text:p>
      <text:p text:style-name="P23">futex(0x7f9659e5609c, FUTEX_WAKE_PRIVATE, 2147483647) = 0</text:p>
      <text:p text:style-name="P23">futex(0x7f9659e560a8, FUTEX_WAKE_PRIVATE, 2147483647) = 0</text:p>
      <text:p text:style-name="P23">openat(AT_FDCWD, "/sys/devices/system/cpu/online", O_RDONLY|O_CLOEXEC) = 3</text:p>
      <text:p text:style-name="P23">read(3, "0-7\n", 8192) <text:s text:c="17"/>= 4</text:p>
      <text:p text:style-name="P23">close(3) <text:s text:c="31"/>= 0</text:p>
      <text:p text:style-name="P23">openat(AT_FDCWD, "/sys/devices/system/cpu", O_RDONLY|O_NONBLOCK|O_CLOEXEC|O_DIRECTORY) = 3</text:p>
      <text:p text:style-name="P23">fstat(3, {st_mode=S_IFDIR|0755, st_size=0, ...}) = 0</text:p>
      <text:p text:style-name="P23">getdents(3, /* 26 entries */, 32768) <text:s text:c="3"/>= 752</text:p>
      <text:p text:style-name="P23">getdents(3, /* 0 entries */, 32768) <text:s text:c="4"/>= 0</text:p>
      <text:p text:style-name="P23">close(3) <text:s text:c="31"/>= 0</text:p>
      <text:p text:style-name="P23">getpid() <text:s text:c="31"/>= 16642</text:p>
      <text:p text:style-name="P23">sched_getaffinity(16642, 128, [0, 1, 2, 3, 4, 5, 6, 7]) = 8</text:p>
      <text:p text:style-name="P23">openat(AT_FDCWD, "/etc/nsswitch.conf", O_RDONLY|O_CLOEXEC) = 3</text:p>
      <text:p text:style-name="P23">fstat(3, {st_mode=S_IFREG|0644, st_size=556, ...}) = 0</text:p>
      <text:p text:style-name="P23">read(3, "# /etc/nsswitch.conf\n#\n# Example"..., 4096) = 556</text:p>
      <text:p text:style-name="P23">read(3, "", 4096) <text:s text:c="22"/>= 0</text:p>
      <text:p text:style-name="P23">close(3) <text:s text:c="31"/>= 0</text:p>
      <text:p text:style-name="P23">openat(AT_FDCWD, "/etc/ld.so.cache", O_RDONLY|O_CLOEXEC) = 3</text:p>
      <text:p text:style-name="P23"><text:soft-page-break/>fstat(3, {st_mode=S_IFREG|0644, st_size=129774, ...}) = 0</text:p>
      <text:p text:style-name="P23">mmap(NULL, 129774, PROT_READ, MAP_PRIVATE, 3, 0) = 0x7f965a2fa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lib/x86_64-linux-gnu/tls/haswell/x86_64/libnss_db.so.2", O_RDONLY|O_CLOEXEC) = -1 ENOENT (No such file or directory)</text:p>
      <text:p text:style-name="P23">stat("/lib/x86_64-linux-gnu/tls/haswell/x86_64", 0x7ffe6b849370) = -1 ENOENT (No such file or directory)</text:p>
      <text:p text:style-name="P23">openat(AT_FDCWD, "/lib/x86_64-linux-gnu/tls/haswell/libnss_db.so.2", O_RDONLY|O_CLOEXEC) = -1 ENOENT (No such file or directory)</text:p>
      <text:p text:style-name="P23">stat("/lib/x86_64-linux-gnu/tls/haswell", 0x7ffe6b849370) = -1 ENOENT (No such file or directory)</text:p>
      <text:p text:style-name="P23">openat(AT_FDCWD, "/lib/x86_64-linux-gnu/tls/x86_64/libnss_db.so.2", O_RDONLY|O_CLOEXEC) = -1 ENOENT (No such file or directory)</text:p>
      <text:p text:style-name="P23">stat("/lib/x86_64-linux-gnu/tls/x86_64", 0x7ffe6b849370) = -1 ENOENT (No such file or directory)</text:p>
      <text:p text:style-name="P23">openat(AT_FDCWD, "/lib/x86_64-linux-gnu/tls/libnss_db.so.2", O_RDONLY|O_CLOEXEC) = -1 ENOENT (No such file or directory)</text:p>
      <text:p text:style-name="P23">stat("/lib/x86_64-linux-gnu/tls", 0x7ffe6b849370) = -1 ENOENT (No such file or directory)</text:p>
      <text:p text:style-name="P23">openat(AT_FDCWD, "/lib/x86_64-linux-gnu/haswell/x86_64/libnss_db.so.2", O_RDONLY|O_CLOEXEC) = -1 ENOENT (No such file or directory)</text:p>
      <text:p text:style-name="P23">stat("/lib/x86_64-linux-gnu/haswell/x86_64", 0x7ffe6b849370) = -1 ENOENT (No such file or directory)</text:p>
      <text:p text:style-name="P23">openat(AT_FDCWD, "/lib/x86_64-linux-gnu/haswell/libnss_db.so.2", O_RDONLY|O_CLOEXEC) = -1 ENOENT (No such file or directory)</text:p>
      <text:p text:style-name="P23">stat("/lib/x86_64-linux-gnu/haswell", 0x7ffe6b849370) = -1 ENOENT (No such file or directory)</text:p>
      <text:p text:style-name="P23">openat(AT_FDCWD, "/lib/x86_64-linux-gnu/x86_64/libnss_db.so.2", O_RDONLY|O_CLOEXEC) = -1 ENOENT (No such file or directory)</text:p>
      <text:p text:style-name="P23">stat("/lib/x86_64-linux-gnu/x86_64", 0x7ffe6b849370) = -1 ENOENT (No such file or directory)</text:p>
      <text:p text:style-name="P23"><text:soft-page-break/>openat(AT_FDCWD, "/lib/x86_64-linux-gnu/libnss_db.so.2", O_RDONLY|O_CLOEXEC) = -1 ENOENT (No such file or directory)</text:p>
      <text:p text:style-name="P23">stat("/lib/x86_64-linux-gnu", {st_mode=S_IFDIR|0755, st_size=12288, ...}) = 0</text:p>
      <text:p text:style-name="P23">openat(AT_FDCWD, "/usr/lib/x86_64-linux-gnu/tls/haswell/x86_64/libnss_db.so.2", O_RDONLY|O_CLOEXEC) = -1 ENOENT (No such file or directory)</text:p>
      <text:p text:style-name="P23">stat("/usr/lib/x86_64-linux-gnu/tls/haswell/x86_64", 0x7ffe6b849370) = -1 ENOENT (No such file or directory)</text:p>
      <text:p text:style-name="P23">openat(AT_FDCWD, "/usr/lib/x86_64-linux-gnu/tls/haswell/libnss_db.so.2", O_RDONLY|O_CLOEXEC) = -1 ENOENT (No such file or directory)</text:p>
      <text:p text:style-name="P23">stat("/usr/lib/x86_64-linux-gnu/tls/haswell", 0x7ffe6b849370) = -1 ENOENT (No such file or directory)</text:p>
      <text:p text:style-name="P23">openat(AT_FDCWD, "/usr/lib/x86_64-linux-gnu/tls/x86_64/libnss_db.so.2", O_RDONLY|O_CLOEXEC) = -1 ENOENT (No such file or directory)</text:p>
      <text:p text:style-name="P23">stat("/usr/lib/x86_64-linux-gnu/tls/x86_64", 0x7ffe6b849370) = -1 ENOENT (No such file or directory)</text:p>
      <text:p text:style-name="P23">openat(AT_FDCWD, "/usr/lib/x86_64-linux-gnu/tls/libnss_db.so.2", O_RDONLY|O_CLOEXEC) = -1 ENOENT (No such file or directory)</text:p>
      <text:p text:style-name="P23">stat("/usr/lib/x86_64-linux-gnu/tls", 0x7ffe6b849370) = -1 ENOENT (No such file or directory)</text:p>
      <text:p text:style-name="P23">openat(AT_FDCWD, "/usr/lib/x86_64-linux-gnu/haswell/x86_64/libnss_db.so.2", O_RDONLY|O_CLOEXEC) = -1 ENOENT (No such file or directory)</text:p>
      <text:p text:style-name="P23">stat("/usr/lib/x86_64-linux-gnu/haswell/x86_64", 0x7ffe6b849370) = -1 ENOENT (No such file or directory)</text:p>
      <text:p text:style-name="P23">openat(AT_FDCWD, "/usr/lib/x86_64-linux-gnu/haswell/libnss_db.so.2", O_RDONLY|O_CLOEXEC) = -1 ENOENT (No such file or directory)</text:p>
      <text:p text:style-name="P23">stat("/usr/lib/x86_64-linux-gnu/haswell", 0x7ffe6b849370) = -1 ENOENT (No such file or directory)</text:p>
      <text:p text:style-name="P23">openat(AT_FDCWD, "/usr/lib/x86_64-linux-gnu/x86_64/libnss_db.so.2", O_RDONLY|O_CLOEXEC) = -1 ENOENT (No such file or directory)</text:p>
      <text:p text:style-name="P23">stat("/usr/lib/x86_64-linux-gnu/x86_64", 0x7ffe6b849370) = -1 ENOENT (No such file or directory)</text:p>
      <text:p text:style-name="P23">openat(AT_FDCWD, "/usr/lib/x86_64-linux-gnu/libnss_db.so.2", O_RDONLY|O_CLOEXEC) = -1 ENOENT (No such file or directory)</text:p>
      <text:p text:style-name="P23"><text:soft-page-break/>stat("/usr/lib/x86_64-linux-gnu", {st_mode=S_IFDIR|0755, st_size=139264, ...}) = 0</text:p>
      <text:p text:style-name="P23">openat(AT_FDCWD, "/lib/tls/haswell/x86_64/libnss_db.so.2", O_RDONLY|O_CLOEXEC) = -1 ENOENT (No such file or directory)</text:p>
      <text:p text:style-name="P23">stat("/lib/tls/haswell/x86_64", 0x7ffe6b849370) = -1 ENOENT (No such file or directory)</text:p>
      <text:p text:style-name="P23">openat(AT_FDCWD, "/lib/tls/haswell/libnss_db.so.2", O_RDONLY|O_CLOEXEC) = -1 ENOENT (No such file or directory)</text:p>
      <text:p text:style-name="P23">stat("/lib/tls/haswell", 0x7ffe6b849370) = -1 ENOENT (No such file or directory)</text:p>
      <text:p text:style-name="P23">openat(AT_FDCWD, "/lib/tls/x86_64/libnss_db.so.2", O_RDONLY|O_CLOEXEC) = -1 ENOENT (No such file or directory)</text:p>
      <text:p text:style-name="P23">stat("/lib/tls/x86_64", 0x7ffe6b849370) = -1 ENOENT (No such file or directory)</text:p>
      <text:p text:style-name="P23">openat(AT_FDCWD, "/lib/tls/libnss_db.so.2", O_RDONLY|O_CLOEXEC) = -1 ENOENT (No such file or directory)</text:p>
      <text:p text:style-name="P23">stat("/lib/tls", 0x7ffe6b849370) <text:s text:c="7"/>= -1 ENOENT (No such file or directory)</text:p>
      <text:p text:style-name="P23">openat(AT_FDCWD, "/lib/haswell/x86_64/libnss_db.so.2", O_RDONLY|O_CLOEXEC) = -1 ENOENT (No such file or directory)</text:p>
      <text:p text:style-name="P23">stat("/lib/haswell/x86_64", 0x7ffe6b849370) = -1 ENOENT (No such file or directory)</text:p>
      <text:p text:style-name="P23">openat(AT_FDCWD, "/lib/haswell/libnss_db.so.2", O_RDONLY|O_CLOEXEC) = -1 ENOENT (No such file or directory)</text:p>
      <text:p text:style-name="P23">stat("/lib/haswell", 0x7ffe6b849370) <text:s text:c="3"/>= -1 ENOENT (No such file or directory)</text:p>
      <text:p text:style-name="P23">openat(AT_FDCWD, "/lib/x86_64/libnss_db.so.2", O_RDONLY|O_CLOEXEC) = -1 ENOENT (No such file or directory)</text:p>
      <text:p text:style-name="P23">stat("/lib/x86_64", 0x7ffe6b849370) <text:s text:c="4"/>= -1 ENOENT (No such file or directory)</text:p>
      <text:p text:style-name="P23">openat(AT_FDCWD, "/lib/libnss_db.so.2", O_RDONLY|O_CLOEXEC) = -1 ENOENT (No such file or directory)</text:p>
      <text:p text:style-name="P23">stat("/lib", {st_mode=S_IFDIR|0755, st_size=4096, ...}) = 0</text:p>
      <text:p text:style-name="P23">openat(AT_FDCWD, "/usr/lib/tls/haswell/x86_64/libnss_db.so.2", O_RDONLY|O_CLOEXEC) = -1 ENOENT (No such file or directory)</text:p>
      <text:p text:style-name="P23">stat("/usr/lib/tls/haswell/x86_64", 0x7ffe6b849370) = -1 ENOENT (No such file or directory)</text:p>
      <text:p text:style-name="P23"><text:soft-page-break/>openat(AT_FDCWD, "/usr/lib/tls/haswell/libnss_db.so.2", O_RDONLY|O_CLOEXEC) = -1 ENOENT (No such file or directory)</text:p>
      <text:p text:style-name="P23">stat("/usr/lib/tls/haswell", 0x7ffe6b849370) = -1 ENOENT (No such file or directory)</text:p>
      <text:p text:style-name="P23">openat(AT_FDCWD, "/usr/lib/tls/x86_64/libnss_db.so.2", O_RDONLY|O_CLOEXEC) = -1 ENOENT (No such file or directory)</text:p>
      <text:p text:style-name="P23">stat("/usr/lib/tls/x86_64", 0x7ffe6b849370) = -1 ENOENT (No such file or directory)</text:p>
      <text:p text:style-name="P23">openat(AT_FDCWD, "/usr/lib/tls/libnss_db.so.2", O_RDONLY|O_CLOEXEC) = -1 ENOENT (No such file or directory)</text:p>
      <text:p text:style-name="P23">stat("/usr/lib/tls", 0x7ffe6b849370) <text:s text:c="3"/>= -1 ENOENT (No such file or directory)</text:p>
      <text:p text:style-name="P23">openat(AT_FDCWD, "/usr/lib/haswell/x86_64/libnss_db.so.2", O_RDONLY|O_CLOEXEC) = -1 ENOENT (No such file or directory)</text:p>
      <text:p text:style-name="P23">stat("/usr/lib/haswell/x86_64", 0x7ffe6b849370) = -1 ENOENT (No such file or directory)</text:p>
      <text:p text:style-name="P23">openat(AT_FDCWD, "/usr/lib/haswell/libnss_db.so.2", O_RDONLY|O_CLOEXEC) = -1 ENOENT (No such file or directory)</text:p>
      <text:p text:style-name="P23">stat("/usr/lib/haswell", 0x7ffe6b849370) = -1 ENOENT (No such file or directory)</text:p>
      <text:p text:style-name="P23">openat(AT_FDCWD, "/usr/lib/x86_64/libnss_db.so.2", O_RDONLY|O_CLOEXEC) = -1 ENOENT (No such file or directory)</text:p>
      <text:p text:style-name="P23">stat("/usr/lib/x86_64", 0x7ffe6b849370) = -1 ENOENT (No such file or directory)</text:p>
      <text:p text:style-name="P23">openat(AT_FDCWD, "/usr/lib/libnss_db.so.2", O_RDONLY|O_CLOEXEC) = -1 ENOENT (No such file or directory)</text:p>
      <text:p text:style-name="P23">stat("/usr/lib", {st_mode=S_IFDIR|0755, st_size=12288, ...}) = 0</text:p>
      <text:p text:style-name="P23">munmap(0x7f965a2fa000, 129774) <text:s text:c="9"/>= 0</text:p>
      <text:p text:style-name="P23">openat(AT_FDCWD, "/etc/ld.so.cache", O_RDONLY|O_CLOEXEC) = 3</text:p>
      <text:p text:style-name="P23">fstat(3, {st_mode=S_IFREG|0644, st_size=129774, ...}) = 0</text:p>
      <text:p text:style-name="P23">mmap(NULL, 129774, PROT_READ, MAP_PRIVATE, 3, 0) = 0x7f965a2fa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lib/x86_64-linux-gnu/libnss_files.so.2", O_RDONLY|O_CLOEXEC) = 3</text:p>
      <text:p text:style-name="P23"><text:soft-page-break/>read(3, "\177ELF\2\1\1\0\0\0\0\0\0\0\0\0\3\0&gt;\0\1\0\0\0P#\0\0\0\0\0\0"..., 832) = 832</text:p>
      <text:p text:style-name="P23">fstat(3, {st_mode=S_IFREG|0644, st_size=47568, ...}) = 0</text:p>
      <text:p text:style-name="P23">mmap(NULL, 2168632, PROT_READ|PROT_EXEC, MAP_PRIVATE|MAP_DENYWRITE, 3, 0) = 0x7f9658323000</text:p>
      <text:p text:style-name="P23">mprotect(0x7f965832e000, 2093056, PROT_NONE) = 0</text:p>
      <text:p text:style-name="P23">mmap(0x7f965852d000, 8192, PROT_READ|PROT_WRITE, MAP_PRIVATE|MAP_FIXED|MAP_DENYWRITE, 3, 0xa000) = 0x7f965852d000</text:p>
      <text:p text:style-name="P23">mmap(0x7f965852f000, 22328, PROT_READ|PROT_WRITE, MAP_PRIVATE|MAP_FIXED|MAP_ANONYMOUS, -1, 0) = 0x7f965852f000</text:p>
      <text:p text:style-name="P23">close(3) <text:s text:c="31"/>= 0</text:p>
      <text:p text:style-name="P23">mprotect(0x7f965852d000, 4096, PROT_READ) = 0</text:p>
      <text:p text:style-name="P23">munmap(0x7f965a2fa000, 129774) <text:s text:c="9"/>= 0</text:p>
      <text:p text:style-name="P23">openat(AT_FDCWD, "/etc/protocols", O_RDONLY|O_CLOEXEC) = 3</text:p>
      <text:p text:style-name="P23">fstat(3, {st_mode=S_IFREG|0644, st_size=2932, ...}) = 0</text:p>
      <text:p text:style-name="P23">read(3, "# Internet (IP) protocols\n#\n# Up"..., 4096) = 2932</text:p>
      <text:p text:style-name="P23">read(3, "", 4096) <text:s text:c="22"/>= 0</text:p>
      <text:p text:style-name="P23">close(3) <text:s text:c="31"/>= 0</text:p>
      <text:p text:style-name="P23">eventfd2(0, EFD_CLOEXEC) <text:s text:c="15"/>= 3</text:p>
      <text:p text:style-name="P23">fcntl(3, F_GETFL) <text:s text:c="22"/>= 0x2 (flags O_RDWR)</text:p>
      <text:p text:style-name="P23">fcntl(3, F_SETFL, O_RDWR|O_NONBLOCK) <text:s text:c="3"/>= 0</text:p>
      <text:p text:style-name="P23">fcntl(3, F_GETFL) <text:s text:c="22"/>= 0x802 (flags O_RDWR|O_NONBLOCK)</text:p>
      <text:p text:style-name="P23">fcntl(3, F_SETFL, O_RDWR|O_NONBLOCK) <text:s text:c="3"/>= 0</text:p>
      <text:p text:style-name="P23">getrandom("\x28\x44\xf4\x6d\xc3\x93\x96\x32\x04\x79\xd5\x90\xab\x5d\x11\x3b", 16, 0) = 16</text:p>
      <text:p text:style-name="P23">getrandom("\x5c\xe7\x08\x19\xfb\x38\xd0\x0a\x0d\x9e\xde\x5e\x40\xe4\x55\x25", 16, 0) = 16</text:p>
      <text:p text:style-name="P23">eventfd2(0, EFD_CLOEXEC) <text:s text:c="15"/>= 4</text:p>
      <text:p text:style-name="P23">fcntl(4, F_GETFL) <text:s text:c="22"/>= 0x2 (flags O_RDWR)</text:p>
      <text:p text:style-name="P23">fcntl(4, F_SETFL, O_RDWR|O_NONBLOCK) <text:s text:c="3"/>= 0</text:p>
      <text:p text:style-name="P23"><text:soft-page-break/>fcntl(4, F_GETFL) <text:s text:c="22"/>= 0x802 (flags O_RDWR|O_NONBLOCK)</text:p>
      <text:p text:style-name="P23">fcntl(4, F_SETFL, O_RDWR|O_NONBLOCK) <text:s text:c="3"/>= 0</text:p>
      <text:p text:style-name="P23">epoll_create1(EPOLL_CLOEXEC) <text:s text:c="11"/>= 5</text:p>
      <text:p text:style-name="P23">epoll_ctl(5, EPOLL_CTL_ADD, 4, {0, {u32=1929353248, u64=94315116206112}}) = 0</text:p>
      <text:p text:style-name="P23">epoll_ctl(5, EPOLL_CTL_MOD, 4, {EPOLLIN, {u32=1929353248, u64=94315116206112}}) = 0</text:p>
      <text:p text:style-name="P23">mmap(NULL, 8392704, PROT_NONE, MAP_PRIVATE|MAP_ANONYMOUS|MAP_STACK, -1, 0) = 0x7f9657b22000</text:p>
      <text:p text:style-name="P23">mprotect(0x7f9657b23000, 8388608, PROT_READ|PROT_WRITE) = 0</text:p>
      <text:p text:style-name="P23">clone(child_stack=0x7f9658321b70, flags=CLONE_VM|CLONE_FS|CLONE_FILES|CLONE_SIGHAND|CLONE_THREAD|CLONE_SYSVSEM|CLONE_SETTLS|CLONE_PARENT_SETTID|CLONE_CHILD_CLEARTID, parent_tidptr=0x7f96583229d0, tls=0x7f9658322700, child_tidptr=0x7f96583229d0) = 16643</text:p>
      <text:p text:style-name="P23">openat(AT_FDCWD, "/proc/self/task/16643/comm", O_RDWR) = 6</text:p>
      <text:p text:style-name="P23">write(6, "ZMQbg/0", 7) <text:s text:c="17"/>= 7</text:p>
      <text:p text:style-name="P23">close(6) <text:s text:c="31"/>= 0</text:p>
      <text:p text:style-name="P23">eventfd2(0, EFD_CLOEXEC) <text:s text:c="15"/>= 6</text:p>
      <text:p text:style-name="P23">fcntl(6, F_GETFL) <text:s text:c="22"/>= 0x2 (flags O_RDWR)</text:p>
      <text:p text:style-name="P23">fcntl(6, F_SETFL, O_RDWR|O_NONBLOCK) <text:s text:c="3"/>= 0</text:p>
      <text:p text:style-name="P23">fcntl(6, F_GETFL) <text:s text:c="22"/>= 0x802 (flags O_RDWR|O_NONBLOCK)</text:p>
      <text:p text:style-name="P23">fcntl(6, F_SETFL, O_RDWR|O_NONBLOCK) <text:s text:c="3"/>= 0</text:p>
      <text:p text:style-name="P23">epoll_create1(EPOLL_CLOEXEC) <text:s text:c="11"/>= 7</text:p>
      <text:p text:style-name="P23">epoll_ctl(7, EPOLL_CTL_ADD, 6, {0, {u32=1929368688, u64=94315116221552}}) = 0</text:p>
      <text:p text:style-name="P23">epoll_ctl(7, EPOLL_CTL_MOD, 6, {EPOLLIN, {u32=1929368688, u64=94315116221552}}) = 0</text:p>
      <text:p text:style-name="P23">mmap(NULL, 8392704, PROT_NONE, MAP_PRIVATE|MAP_ANONYMOUS|MAP_STACK, -1, 0) = 0x7f9657321000</text:p>
      <text:p text:style-name="P23">mprotect(0x7f9657322000, 8388608, PROT_READ|PROT_WRITE) = 0</text:p>
      <text:p text:style-name="P23"><text:soft-page-break/>clone(child_stack=0x7f9657b20b70, flags=CLONE_VM|CLONE_FS|CLONE_FILES|CLONE_SIGHAND|CLONE_THREAD|CLONE_SYSVSEM|CLONE_SETTLS|CLONE_PARENT_SETTID|CLONE_CHILD_CLEARTID, parent_tidptr=0x7f9657b219d0, tls=0x7f9657b21700, child_tidptr=0x7f9657b219d0) = 16644</text:p>
      <text:p text:style-name="P23">openat(AT_FDCWD, "/proc/self/task/16644/comm", O_RDWR) = 8</text:p>
      <text:p text:style-name="P23">write(8, "ZMQbg/1", 7) <text:s text:c="17"/>= 7</text:p>
      <text:p text:style-name="P23">close(8) <text:s text:c="31"/>= 0</text:p>
      <text:p text:style-name="P23">eventfd2(0, EFD_CLOEXEC) <text:s text:c="15"/>= 8</text:p>
      <text:p text:style-name="P23">fcntl(8, F_GETFL) <text:s text:c="22"/>= 0x2 (flags O_RDWR)</text:p>
      <text:p text:style-name="P23">fcntl(8, F_SETFL, O_RDWR|O_NONBLOCK) <text:s text:c="3"/>= 0</text:p>
      <text:p text:style-name="P23">fcntl(8, F_GETFL) <text:s text:c="22"/>= 0x802 (flags O_RDWR|O_NONBLOCK)</text:p>
      <text:p text:style-name="P23">fcntl(8, F_SETFL, O_RDWR|O_NONBLOCK) <text:s text:c="3"/>= 0</text:p>
      <text:p text:style-name="P23">poll([{fd=8, events=POLLIN}], 1, 0) <text:s text:c="4"/>= 0 (Timeout)</text:p>
      <text:p text:style-name="P23">socket(AF_NETLINK, SOCK_RAW|SOCK_CLOEXEC, NETLINK_ROUTE) = 9</text:p>
      <text:p text:style-name="P23">bind(9, {sa_family=AF_NETLINK, nl_pid=0, nl_groups=00000000}, 12) = 0</text:p>
      <text:p text:style-name="P23">getsockname(9, {sa_family=AF_NETLINK, nl_pid=16642, nl_groups=00000000}, [12]) = 0</text:p>
      <text:p text:style-name="P23">sendto(9, {{len=20, type=RTM_GETLINK, flags=NLM_F_REQUEST|NLM_F_DUMP, seq=1601836461, pid=0}, {ifi_family=AF_UNSPEC, ...}}, 20, 0, {sa_family=AF_NETLINK, nl_pid=0, nl_groups=00000000}, 12) = 20</text:p>
      <text:p text:style-name="P23">recvmsg(9, {msg_name={sa_family=AF_NETLINK, nl_pid=0, nl_groups=00000000}, msg_namelen=12, msg_iov=[{iov_base=[{{len=1296, type=RTM_NEWLINK, flags=NLM_F_MULTI, seq=1601836461, pid=16642}, {ifi_family=AF_UNSPEC, ifi_type=ARPHRD_LOOPBACK, ifi_index=if_nametoindex("lo"), ifi_flags=IFF_UP|IFF_LOOPBACK|IFF_RUNNING|0x10000, ifi_change=0}, [{{nla_len=7, nla_type=IFLA_IFNAME}, "lo"}, {{nla_len=8, nla_type=IFLA_TXQLEN}, 1000}, {{nla_len=5, nla_type=IFLA_OPERSTATE}, 0}, {{nla_len=5, nla_type=IFLA_LINKMODE}, 0}, {{nla_len=8, nla_type=IFLA_MTU}, 65536}, {{nla_len=8, nla_type=IFLA_GROUP}, 0}, {{nla_len=8, nla_type=IFLA_PROMISCUITY}, 0}, {{nla_len=8, nla_type=IFLA_NUM_TX_QUEUES}, 1}, {{nla_len=8, nla_type=IFLA_GSO_MAX_SEGS}, 65535}, {{nla_len=8, <text:soft-page-break/>nla_type=IFLA_GSO_MAX_SIZE}, 65536}, {{nla_len=8, nla_type=IFLA_NUM_RX_QUEUES}, 1}, {{nla_len=5, nla_type=IFLA_CARRIER}, 1}, {{nla_len=12, nla_type=IFLA_QDISC}, "noqueue"}, {{nla_len=8, nla_type=IFLA_CARRIER_CHANGES}, 0}, {{nla_len=5, nla_type=IFLA_PROTO_DOWN}, 0}, {{nla_len=8, nla_type=0x2f /* IFLA_??? */}, "\x00\x00\x00\x00"}, {{nla_len=8, nla_type=0x30 /* IFLA_??? */}, "\x00\x00\x00\x00"}, {{nla_len=36, nla_type=IFLA_MAP}, {mem_start=0, mem_end=0, base_addr=0, irq=0, dma=0, port=0}}, {{nla_len=10, nla_type=IFLA_ADDRESS}, "\x00\x00\x00\x00\x00\x00"}, {{nla_len=10, nla_type=IFLA_BROADCAST}, "\x00\x00\x00\x00\x00\x00"}, {{nla_len=196, nla_type=IFLA_STATS64}, {rx_packets=8569, tx_packets=8569, rx_bytes=748940, tx_bytes=74894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8569, tx_packets=8569, rx_bytes=748940, tx_bytes=74894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756, nla_type=IFLA_AF_SPEC}, "\x84\x00\x02\x00\x80\x00\x01\x00\x00\x00\x00\x00\x00\x00\x00\x00\x00\x00\x00\x00\x01\x00\x00\x00\x01\x00\x00\x00\x01\x00\x00\x00"...}]}, {{len=1296, type=RTM_NEWLINK, flags=NLM_F_MULTI, seq=1601836461, pid=16642}, {ifi_family=AF_UNSPEC, ifi_type=ARPHRD_ETHER, ifi_index=if_nametoindex("wlp2s0"), ifi_flags=IFF_UP|IFF_BROADCAST|IFF_RUNNING|IFF_MULTICAST|0x10000, ifi_change=0}, [{{nla_len=11, nla_type=IFLA_IFNAME}, "wlp2s0"}, {{nla_len=8, nla_type=IFLA_TXQLEN}, 1000}, {{nla_len=5, nla_type=IFLA_OPERSTATE}, 6}, {{nla_len=5, nla_type=IFLA_LINKMODE}, 1}, {{nla_len=8, nla_type=IFLA_MTU}, 1500}, {{nla_len=8, nla_type=IFLA_GROUP}, 0}, {{nla_len=8, nla_type=IFLA_PROMISCUITY}, 0}, {{nla_len=8, nla_type=IFLA_NUM_TX_QUEUES}, 4}, {{nla_len=8, nla_type=IFLA_GSO_MAX_SEGS}, 65535}, {{nla_len=8, nla_type=IFLA_GSO_MAX_SIZE}, 65536}, {{nla_len=8, nla_type=IFLA_NUM_RX_QUEUES}, 1}, {{nla_len=5, nla_type=IFLA_CARRIER}, 1}, {{nla_len=7, nla_type=IFLA_QDISC}, "mq"}, {{nla_len=8, nla_type=IFLA_CARRIER_CHANGES}, 2}, {{nla_len=5, nla_type=IFLA_PROTO_DOWN}, 0}, {{nla_len=8, nla_type=0x2f /* IFLA_??? <text:soft-page-break/>*/}, "\x01\x00\x00\x00"}, {{nla_len=8, nla_type=0x30 /* IFLA_??? */}, "\x01\x00\x00\x00"}, {{nla_len=36, nla_type=IFLA_MAP}, {mem_start=0, mem_end=0, base_addr=0, irq=0, dma=0, port=0}}, {{nla_len=10, nla_type=IFLA_ADDRESS}, "\x30\x24\x32\xb6\x6d\x95"}, {{nla_len=10, nla_type=IFLA_BROADCAST}, "\xff\xff\xff\xff\xff\xff"}, {{nla_len=196, nla_type=IFLA_STATS64}, {rx_packets=220570, tx_packets=156200, rx_bytes=245841439, tx_bytes=137461428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220570, tx_packets=156200, rx_bytes=245841439, tx_bytes=137461428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756, nla_type=IFLA_AF_SPEC}, "\x84\x00\x02\x00\x80\x00\x01\x00\x00\x00\x00\x00\x00\x00\x00\x00\x00\x00\x00\x00\x01\x00\x00\x00\x01\x00\x00\x00\x01\x00\x00\x00"...}]}], iov_len=4096}], msg_iovlen=1, msg_controllen=0, msg_flags=0}, 0) = 2592</text:p>
      <text:p text:style-name="P23">recvmsg(9, {msg_name={sa_family=AF_NETLINK, nl_pid=0, nl_groups=00000000}, msg_namelen=12, msg_iov=[{iov_base={{len=20, type=NLMSG_DONE, flags=NLM_F_MULTI, seq=1601836461, pid=16642}, 0}, iov_len=4096}], msg_iovlen=1, msg_controllen=0, msg_flags=0}, 0) = 20</text:p>
      <text:p text:style-name="P23">sendto(9, {{len=20, type=RTM_GETADDR, flags=NLM_F_REQUEST|NLM_F_DUMP, seq=1601836462, pid=0}, {ifa_family=AF_UNSPEC, ...}}, 20, 0, {sa_family=AF_NETLINK, nl_pid=0, nl_groups=00000000}, 12) = 20</text:p>
      <text:p text:style-name="P23">recvmsg(9, {msg_name={sa_family=AF_NETLINK, nl_pid=0, nl_groups=00000000}, msg_namelen=12, msg_iov=[{iov_base=[{{len=76, type=RTM_NEWADDR, flags=NLM_F_MULTI, seq=1601836462, pid=16642}, {ifa_family=AF_INET, ifa_prefixlen=8, ifa_flags=IFA_F_PERMANENT, ifa_scope=RT_SCOPE_HOST, ifa_index=if_nametoindex("lo")}, [{{nla_len=8, nla_type=IFA_ADDRESS}, 127.0.0.1}, {{nla_len=8, nla_type=IFA_LOCAL}, 127.0.0.1}, {{nla_len=7, nla_type=IFA_LABEL}, "lo"}, {{nla_len=8, nla_type=IFA_FLAGS}, IFA_F_PERMANENT}, {{nla_len=20, nla_type=IFA_CACHEINFO}, {ifa_prefered=4294967295, ifa_valid=4294967295, cstamp=731, tstamp=731}}]}, {{len=88, <text:soft-page-break/>type=RTM_NEWADDR, flags=NLM_F_MULTI, seq=1601836462, pid=16642}, {ifa_family=AF_INET, ifa_prefixlen=16, ifa_flags=0, ifa_scope=RT_SCOPE_UNIVERSE, ifa_index=if_nametoindex("wlp2s0")}, [{{nla_len=8, nla_type=IFA_ADDRESS}, 172.31.95.172}, {{nla_len=8, nla_type=IFA_LOCAL}, 172.31.95.172}, {{nla_len=8, nla_type=IFA_BROADCAST}, 172.31.255.255}, {{nla_len=11, nla_type=IFA_LABEL}, "wlp2s0"}, {{nla_len=8, nla_type=IFA_FLAGS}, IFA_F_NOPREFIXROUTE}, {{nla_len=20, nla_type=IFA_CACHEINFO}, {ifa_prefered=11118, ifa_valid=11118, cstamp=1287, tstamp=591208}}]}], iov_len=4096}], msg_iovlen=1, msg_controllen=0, msg_flags=0}, 0) = 164</text:p>
      <text:p text:style-name="P23">recvmsg(9, {msg_name={sa_family=AF_NETLINK, nl_pid=0, nl_groups=00000000}, msg_namelen=12, msg_iov=[{iov_base=[{{len=72, type=RTM_NEWADDR, flags=NLM_F_MULTI, seq=1601836462, pid=16642}, {ifa_family=AF_INET6, ifa_prefixlen=128, ifa_flags=IFA_F_PERMANENT, ifa_scope=RT_SCOPE_HOST, ifa_index=if_nametoindex("lo")}, [{{nla_len=20, nla_type=IFA_ADDRESS}, ::1}, {{nla_len=20, nla_type=IFA_CACHEINFO}, {ifa_prefered=4294967295, ifa_valid=4294967295, cstamp=731, tstamp=731}}, {{nla_len=8, nla_type=IFA_FLAGS}, IFA_F_PERMANENT}]}, {{len=72, type=RTM_NEWADDR, flags=NLM_F_MULTI, seq=1601836462, pid=16642}, {ifa_family=AF_INET6, ifa_prefixlen=64, ifa_flags=IFA_F_PERMANENT, ifa_scope=RT_SCOPE_LINK, ifa_index=if_nametoindex("wlp2s0")}, [{{nla_len=20, nla_type=IFA_ADDRESS}, fe80::f713:34c:e538:c20d}, {{nla_len=20, nla_type=IFA_CACHEINFO}, {ifa_prefered=4294967295, ifa_valid=4294967295, cstamp=1283, tstamp=1446}}, {{nla_len=8, nla_type=IFA_FLAGS}, IFA_F_PERMANENT|IFA_F_NOPREFIXROUTE}]}], iov_len=4096}], msg_iovlen=1, msg_controllen=0, msg_flags=0}, 0) = 144</text:p>
      <text:p text:style-name="P23">recvmsg(9, {msg_name={sa_family=AF_NETLINK, nl_pid=0, nl_groups=00000000}, msg_namelen=12, msg_iov=[{iov_base={{len=20, type=NLMSG_DONE, flags=NLM_F_MULTI, seq=1601836462, pid=16642}, 0}, iov_len=4096}], msg_iovlen=1, msg_controllen=0, msg_flags=0}, 0) = 20</text:p>
      <text:p text:style-name="P23">close(9) <text:s text:c="31"/>= 0</text:p>
      <text:p text:style-name="P23">socket(AF_INET, SOCK_STREAM|SOCK_CLOEXEC, IPPROTO_TCP) = 9</text:p>
      <text:p text:style-name="P23">setsockopt(9, SOL_SOCKET, SO_REUSEADDR, [1], 4) = 0</text:p>
      <text:p text:style-name="P23">bind(9, {sa_family=AF_INET, sin_port=htons(30000), sin_addr=inet_addr("127.0.0.1")}, 16) = 0</text:p>
      <text:p text:style-name="P23">listen(9, 100) <text:s text:c="25"/>= 0</text:p>
      <text:p text:style-name="P23">getsockname(9, {sa_family=AF_INET, sin_port=htons(30000), sin_addr=inet_addr("127.0.0.1")}, [128-&gt;16]) = 0</text:p>
      <text:p text:style-name="P23"><text:soft-page-break/>write(6, "\1\0\0\0\0\0\0\0", 8) <text:s text:c="8"/>= 8</text:p>
      <text:p text:style-name="P23">write(8, "\1\0\0\0\0\0\0\0", 8) <text:s text:c="8"/>= 8</text:p>
      <text:p text:style-name="P23">fstat(0, {st_mode=S_IFCHR|0620, st_rdev=makedev(136, 1), ...}) = 0</text:p>
      <text:p text:style-name="P23">read(0, create 1</text:p>
      <text:p text:style-name="P23">"create 1\n", 1024) <text:s text:c="12"/>= 9</text:p>
      <text:p text:style-name="P23">clone(child_stack=NULL, flags=CLONE_CHILD_CLEARTID|CLONE_CHILD_SETTID|SIGCHLD, child_tidptr=0x7f965a2f1e50) = 16723</text:p>
      <text:p text:style-name="P23">poll([{fd=8, events=POLLIN}], 1, 0) <text:s text:c="4"/>= 1 ([{fd=8, revents=POLLIN}])</text:p>
      <text:p text:style-name="P23">read(8, "\1\0\0\0\0\0\0\0", 8) <text:s text:c="9"/>= 8</text:p>
      <text:p text:style-name="P23">poll([{fd=8, events=POLLIN}], 1, 0) <text:s text:c="4"/>= 0 (Timeout)</text:p>
      <text:p text:style-name="P23">poll([{fd=8, events=POLLIN}], 1, 2000) <text:s/>= 1 ([{fd=8, revents=POLLIN}])</text:p>
      <text:p text:style-name="P23">read(8, "\1\0\0\0\0\0\0\0", 8) <text:s text:c="9"/>= 8</text:p>
      <text:p text:style-name="P23">poll([{fd=8, events=POLLIN}], 1, 0) <text:s text:c="4"/>= 0 (Timeout)</text:p>
      <text:p text:style-name="P23">poll([{fd=8, events=POLLIN}], 1, -1) <text:s text:c="3"/>= 1 ([{fd=8, revents=POLLIN}])</text:p>
      <text:p text:style-name="P23">read(8, "\1\0\0\0\0\0\0\0", 8) <text:s text:c="9"/>= 8</text:p>
      <text:p text:style-name="P23">poll([{fd=8, events=POLLIN}], 1, 0) <text:s text:c="4"/>= 0 (Timeout)</text:p>
      <text:p text:style-name="P23">poll([{fd=8, events=POLLIN}], 1, -1) <text:s text:c="3"/>= 1 ([{fd=8, revents=POLLIN}])</text:p>
      <text:p text:style-name="P23">read(8, "\1\0\0\0\0\0\0\0", 8) <text:s text:c="9"/>= 8</text:p>
      <text:p text:style-name="P23">poll([{fd=8, events=POLLIN}], 1, 0) <text:s text:c="4"/>= 0 (Timeout)</text:p>
      <text:p text:style-name="P23">write(6, "\1\0\0\0\0\0\0\0", 8) <text:s text:c="8"/>= 8</text:p>
      <text:p text:style-name="P23">fstat(1, {st_mode=S_IFCHR|0620, st_rdev=makedev(136, 1), ...}) = 0</text:p>
      <text:p text:style-name="P23">write(1, "Ok:16723\n", 9Ok:16723</text:p>
      <text:p text:style-name="P23">) <text:s text:c="14"/>= 9</text:p>
      <text:p text:style-name="P23">read(0, exec 1 test</text:p>
      <text:p text:style-name="P23">"exec 1 test\n", 1024) <text:s text:c="9"/>= 12</text:p>
      <text:p text:style-name="P23">poll([{fd=8, events=POLLIN}], 1, 0) <text:s text:c="4"/>= 0 (Timeout)</text:p>
      <text:p text:style-name="P23">write(6, "\1\0\0\0\0\0\0\0", 8) <text:s text:c="8"/>= 8</text:p>
      <text:p text:style-name="P23">poll([{fd=8, events=POLLIN}], 1, -1) <text:s text:c="3"/>= 1 ([{fd=8, revents=POLLIN}])</text:p>
      <text:p text:style-name="P23">read(8, "\1\0\0\0\0\0\0\0", 8) <text:s text:c="9"/>= 8</text:p>
      <text:p text:style-name="P23"><text:soft-page-break/>poll([{fd=8, events=POLLIN}], 1, 0) <text:s text:c="4"/>= 0 (Timeout)</text:p>
      <text:p text:style-name="P23">write(1, "Ok:1\n", 5Ok:1</text:p>
      <text:p text:style-name="P23">) <text:s text:c="18"/>= 5</text:p>
      <text:p text:style-name="P23">read(0, remove 1</text:p>
      <text:p text:style-name="P23">"remove 1\n", 1024) <text:s text:c="12"/>= 9</text:p>
      <text:p text:style-name="P23">kill(16723, SIGTERM) <text:s text:c="19"/>= 0</text:p>
      <text:p text:style-name="P23">kill(16723, SIGKILL) <text:s text:c="19"/>= 0</text:p>
      <text:p text:style-name="P23">write(1, "Ok\n", 3Ok</text:p>
      <text:p text:style-name="P23">) <text:s text:c="20"/>= 3</text:p>
      <text:p text:style-name="P23">read(0, 0x55c772ffda60, 1024) <text:s text:c="10"/>= ? ERESTARTSYS (To be restarted if SA_RESTART is set)</text:p>
      <text:p text:style-name="P23">--- SIGCHLD {si_signo=SIGCHLD, si_code=CLD_KILLED, si_pid=16723, si_uid=1000, si_status=SIGTERM, si_utime=0, si_stime=0} ---</text:p>
      <text:p text:style-name="P23">read(0, exit</text:p>
      <text:p text:style-name="P23">"exit\n", 1024) <text:s text:c="16"/>= 5</text:p>
      <text:p text:style-name="P23">write(4, "\1\0\0\0\0\0\0\0", 8) <text:s text:c="8"/>= 8</text:p>
      <text:p text:style-name="P23">poll([{fd=3, events=POLLIN}], 1, -1) <text:s text:c="3"/>= 1 ([{fd=3, revents=POLLIN}])</text:p>
      <text:p text:style-name="P23">read(3, "\1\0\0\0\0\0\0\0", 8) <text:s text:c="9"/>= 8</text:p>
      <text:p text:style-name="P23">write(6, "\1\0\0\0\0\0\0\0", 8) <text:s text:c="8"/>= 8</text:p>
      <text:p text:style-name="P23">futex(0x7f9657b219d0, FUTEX_WAIT, 16644, NULL) = -1 EAGAIN (Resource temporarily unavailable)</text:p>
      <text:p text:style-name="P23">close(7) <text:s text:c="31"/>= 0</text:p>
      <text:p text:style-name="P23">close(6) <text:s text:c="31"/>= 0</text:p>
      <text:p text:style-name="P23">close(5) <text:s text:c="31"/>= 0</text:p>
      <text:p text:style-name="P23">close(4) <text:s text:c="31"/>= 0</text:p>
      <text:p text:style-name="P23">close(3) <text:s text:c="31"/>= 0</text:p>
      <text:p text:style-name="P23">lseek(0, -1, SEEK_CUR) <text:s text:c="17"/>= -1 ESPIPE (Illegal seek)</text:p>
      <text:p text:style-name="P23">exit_group(0) <text:s text:c="26"/>= ?</text:p>
      <text:p text:style-name="P23">+++ exited with 0 +++</text:p>
      <text:p text:style-name="P23">Time: 0h:04m:57s <text:s text:c="3"/></text:p>
      <text:h text:style-name="P25" text:outline-level="1"><text:soft-page-break/></text:h>
      <text:h text:style-name="P25" text:outline-level="1">Вывод</text:h>
      <text:p text:style-name="P9">В результате лабораторной работы <text:span text:style-name="T13">я посмотрел, как утилита strace даёт возможность посмотреть на системные вызовы в ходе выполнения программ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20-10-04T21:41:41.668661039</dc:date>
    <meta:editing-cycles>52</meta:editing-cycles>
    <meta:editing-duration>PT3H21M16S</meta:editing-duration>
    <meta:generator>LibreOffice/6.0.7.3$Linux_X86_64 LibreOffice_project/00m0$Build-3</meta:generator>
    <meta:document-statistic meta:table-count="0" meta:image-count="0" meta:object-count="0" meta:page-count="34" meta:paragraph-count="671" meta:word-count="4582" meta:character-count="51547" meta:non-whitespace-character-count="439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